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c31a4c" officeooo:paragraph-rsid="00c31a4c"/>
    </style:style>
    <style:style style:name="P2" style:family="paragraph" style:parent-style-name="Standard">
      <style:paragraph-properties fo:text-align="center" style:justify-single-word="false"/>
      <style:text-properties fo:font-size="28pt" fo:font-weight="bold" officeooo:rsid="0015d409" officeooo:paragraph-rsid="0015d409"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 fo:font-size="16pt" fo:font-style="normal" style:text-underline-style="none" fo:font-weight="normal" officeooo:rsid="0015d409" officeooo:paragraph-rsid="0015d409" style:text-blinking="false" fo:background-color="transparent"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4pt" fo:font-style="normal" style:text-underline-style="none" fo:font-weight="normal" officeooo:rsid="0015d409" officeooo:paragraph-rsid="0015d409" style:text-blinking="false" fo:background-color="transparent" style:font-size-asian="14pt" style:font-weight-asian="normal" style:font-size-complex="14pt" style:font-weight-complex="normal"/>
    </style:style>
    <style:style style:name="P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a9d234" style:text-blinking="false" fo:background-color="transparent"/>
    </style:style>
    <style:style style:name="P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dbe297" style:text-blinking="false" fo:background-color="transparent"/>
    </style:style>
    <style:style style:name="P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57e88" officeooo:paragraph-rsid="00557e88" style:text-blinking="false" fo:background-color="transparent"/>
    </style:style>
    <style:style style:name="P9"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6b2534" style:text-blinking="false" fo:background-color="transparent"/>
    </style:style>
    <style:style style:name="P10"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7b7b89" style:text-blinking="false" fo:background-color="transparent"/>
    </style:style>
    <style:style style:name="P11"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6ef7a" officeooo:paragraph-rsid="006e536f" style:text-blinking="false" fo:background-color="transparent"/>
    </style:style>
    <style:style style:name="P12"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cba6a" officeooo:paragraph-rsid="0085ca3d" style:text-blinking="false" fo:background-color="transparent"/>
    </style:style>
    <style:style style:name="P13"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e2fdd" officeooo:paragraph-rsid="007e2fdd" style:text-blinking="false" fo:background-color="transparent"/>
    </style:style>
    <style:style style:name="P1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817bd2" officeooo:paragraph-rsid="00817bd2" style:text-blinking="false" fo:background-color="transparent"/>
    </style:style>
    <style:style style:name="P1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4f775" officeooo:paragraph-rsid="00b5fa02" style:text-blinking="false" fo:background-color="transparent"/>
    </style:style>
    <style:style style:name="P1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dbe297" officeooo:paragraph-rsid="00dbe297" style:text-blinking="false" fo:background-color="transparent"/>
    </style:style>
    <style:style style:name="P1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14889" officeooo:paragraph-rsid="00dbe297" style:text-blinking="false" fo:background-color="transparent"/>
    </style:style>
    <style:style style:name="P1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c90071" officeooo:paragraph-rsid="00c90071" style:text-blinking="false" fo:background-color="transparent"/>
    </style:style>
    <style:style style:name="P19" style:family="paragraph" style:parent-style-name="Text_20_body">
      <style:paragraph-properties fo:margin-top="0in" fo:margin-bottom="0.0835in" loext:contextual-spacing="false" fo:line-height="119%" style:writing-mode="lr-tb"/>
      <style:text-properties fo:font-weight="normal"/>
    </style:style>
    <style:style style:name="P20" style:family="paragraph" style:parent-style-name="Text_20_body">
      <style:paragraph-properties fo:margin-top="0in" fo:margin-bottom="0.0835in" loext:contextual-spacing="false" fo:line-height="119%" style:writing-mode="lr-tb"/>
    </style:style>
    <style:style style:name="P21" style:family="paragraph" style:parent-style-name="Text_20_body">
      <style:paragraph-properties fo:margin-top="0in" fo:margin-bottom="0.0835in" loext:contextual-spacing="false" fo:line-height="119%" style:writing-mode="lr-tb"/>
      <style:text-properties officeooo:paragraph-rsid="004c5d50"/>
    </style:style>
    <style:style style:name="P22" style:family="paragraph" style:parent-style-name="Text_20_body">
      <style:paragraph-properties fo:margin-top="0in" fo:margin-bottom="0.0835in" loext:contextual-spacing="false" fo:line-height="119%" style:writing-mode="lr-tb"/>
      <style:text-properties officeooo:rsid="002c7797" officeooo:paragraph-rsid="002c7797"/>
    </style:style>
    <style:style style:name="P23" style:family="paragraph" style:parent-style-name="Text_20_body">
      <style:text-properties officeooo:rsid="0024d8a9" officeooo:paragraph-rsid="002ab85a"/>
    </style:style>
    <style:style style:name="P24" style:family="paragraph" style:parent-style-name="Text_20_body">
      <style:text-properties officeooo:rsid="002ab85a" officeooo:paragraph-rsid="00b03e82"/>
    </style:style>
    <style:style style:name="P25" style:family="paragraph" style:parent-style-name="Text_20_body">
      <style:text-properties officeooo:rsid="0033a3ff" officeooo:paragraph-rsid="00b03e82"/>
    </style:style>
    <style:style style:name="P26" style:family="paragraph" style:parent-style-name="Text_20_body">
      <style:text-properties officeooo:rsid="0037ce3a" officeooo:paragraph-rsid="00b03e82"/>
    </style:style>
    <style:style style:name="P27" style:family="paragraph" style:parent-style-name="Text_20_body">
      <style:text-properties fo:font-style="normal" officeooo:rsid="004f3a8e" officeooo:paragraph-rsid="00b03e82" style:font-style-asian="normal" style:font-style-complex="normal"/>
    </style:style>
    <style:style style:name="P28" style:family="paragraph" style:parent-style-name="Text_20_body">
      <style:text-properties fo:font-style="normal" officeooo:rsid="008c797b" officeooo:paragraph-rsid="00b03e82" style:font-style-asian="normal" style:font-style-complex="normal"/>
    </style:style>
    <style:style style:name="P29" style:family="paragraph" style:parent-style-name="Text_20_body">
      <style:text-properties fo:font-style="normal" officeooo:rsid="00b42d17" officeooo:paragraph-rsid="00b42d17" style:font-style-asian="normal" style:font-style-complex="normal"/>
    </style:style>
    <style:style style:name="P30" style:family="paragraph" style:parent-style-name="Text_20_body">
      <style:text-properties fo:font-style="normal" officeooo:rsid="00a302d2" officeooo:paragraph-rsid="00b5fa02" style:font-style-asian="normal" style:font-style-complex="normal"/>
    </style:style>
    <style:style style:name="P31" style:family="paragraph" style:parent-style-name="Text_20_body">
      <style:text-properties fo:font-style="normal" officeooo:rsid="00c67f85" officeooo:paragraph-rsid="00c401b6" style:font-style-asian="normal" style:font-style-complex="normal"/>
    </style:style>
    <style:style style:name="P32" style:family="paragraph" style:parent-style-name="Text_20_body">
      <style:text-properties officeooo:rsid="0050f862" officeooo:paragraph-rsid="00b03e82"/>
    </style:style>
    <style:style style:name="P33" style:family="paragraph" style:parent-style-name="Text_20_body">
      <style:paragraph-properties>
        <style:tab-stops>
          <style:tab-stop style:position="3.5736in"/>
        </style:tab-stops>
      </style:paragraph-properties>
      <style:text-properties fo:font-weight="normal"/>
    </style:style>
    <style:style style:name="P34" style:family="paragraph" style:parent-style-name="Text_20_body">
      <style:text-properties officeooo:rsid="008919a3" officeooo:paragraph-rsid="00b03e82"/>
    </style:style>
    <style:style style:name="P35" style:family="paragraph" style:parent-style-name="Text_20_body">
      <style:text-properties officeooo:rsid="008b641d" officeooo:paragraph-rsid="00b03e82"/>
    </style:style>
    <style:style style:name="P36" style:family="paragraph" style:parent-style-name="Text_20_body">
      <style:text-properties officeooo:rsid="008ea7ba" officeooo:paragraph-rsid="00b03e82"/>
    </style:style>
    <style:style style:name="P37" style:family="paragraph" style:parent-style-name="Text_20_body">
      <style:paragraph-properties fo:text-align="start" style:justify-single-word="false"/>
      <style:text-properties officeooo:rsid="00915be3" officeooo:paragraph-rsid="00b03e82"/>
    </style:style>
    <style:style style:name="P38" style:family="paragraph" style:parent-style-name="Text_20_body">
      <style:paragraph-properties fo:text-align="start" style:justify-single-word="false"/>
      <style:text-properties officeooo:rsid="00998fb2" officeooo:paragraph-rsid="00b03e82"/>
    </style:style>
    <style:style style:name="P39" style:family="paragraph" style:parent-style-name="Text_20_body">
      <style:text-properties officeooo:rsid="00b3113d" officeooo:paragraph-rsid="00b3113d"/>
    </style:style>
    <style:style style:name="P40" style:family="paragraph" style:parent-style-name="Text_20_body">
      <style:text-properties officeooo:rsid="00896ae5" officeooo:paragraph-rsid="00b03e82"/>
    </style:style>
    <style:style style:name="P41" style:family="paragraph" style:parent-style-name="Text_20_body">
      <style:text-properties officeooo:rsid="006b2534" officeooo:paragraph-rsid="00b5fa02"/>
    </style:style>
    <style:style style:name="P42" style:family="paragraph" style:parent-style-name="Text_20_body">
      <style:text-properties officeooo:paragraph-rsid="00432c29"/>
    </style:style>
    <style:style style:name="P43" style:family="paragraph" style:parent-style-name="Text_20_body">
      <style:text-properties officeooo:rsid="002c7797" officeooo:paragraph-rsid="002c7797"/>
    </style:style>
    <style:style style:name="P44" style:family="paragraph" style:parent-style-name="Text_20_body">
      <style:text-properties officeooo:paragraph-rsid="00bccb4c"/>
    </style:style>
    <style:style style:name="P45" style:family="paragraph" style:parent-style-name="Text_20_body">
      <style:text-properties officeooo:rsid="00c401b6" officeooo:paragraph-rsid="00c401b6"/>
    </style:style>
    <style:style style:name="P46" style:family="paragraph" style:parent-style-name="Text_20_body">
      <style:text-properties officeooo:rsid="00cff31f" officeooo:paragraph-rsid="00cff31f"/>
    </style:style>
    <style:style style:name="P47" style:family="paragraph" style:parent-style-name="Text_20_body">
      <style:text-properties officeooo:rsid="0063e7df" officeooo:paragraph-rsid="00b03e82"/>
    </style:style>
    <style:style style:name="P48" style:family="paragraph" style:parent-style-name="Text_20_body">
      <style:text-properties officeooo:rsid="00da9b47" officeooo:paragraph-rsid="00da9b47"/>
    </style:style>
    <style:style style:name="P49" style:family="paragraph" style:parent-style-name="Text_20_body">
      <style:text-properties officeooo:paragraph-rsid="00dfdec5"/>
    </style:style>
    <style:style style:name="P50" style:family="paragraph" style:parent-style-name="Text_20_body">
      <style:text-properties officeooo:rsid="00c77c26" officeooo:paragraph-rsid="00cc3702"/>
    </style:style>
    <style:style style:name="P51" style:family="paragraph" style:parent-style-name="Text_20_body">
      <style:text-properties officeooo:rsid="00cd152d" officeooo:paragraph-rsid="00cc3702"/>
    </style:style>
    <style:style style:name="P52" style:family="paragraph" style:parent-style-name="Text_20_body">
      <style:text-properties officeooo:rsid="005fb4d5" officeooo:paragraph-rsid="002ebf75"/>
    </style:style>
    <style:style style:name="P53" style:family="paragraph" style:parent-style-name="Text_20_body">
      <style:text-properties officeooo:rsid="00ea209b" officeooo:paragraph-rsid="00ea209b"/>
    </style:style>
    <style:style style:name="P54"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34f03" style:font-size-asian="11pt" style:font-size-complex="11pt"/>
    </style:style>
    <style:style style:name="P55"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ab85a" style:font-size-asian="11pt" style:font-size-complex="11pt"/>
    </style:style>
    <style:style style:name="P56" style:family="paragraph" style:parent-style-name="Text_20_body">
      <style:paragraph-properties fo:margin-top="0in" fo:margin-bottom="0in" loext:contextual-spacing="false" fo:line-height="119%" style:writing-mode="lr-tb">
        <style:tab-stops>
          <style:tab-stop style:position="3.5736in"/>
        </style:tab-stops>
      </style:paragraph-properties>
      <style:text-properties style:font-name="FreeMono" fo:font-size="11pt" fo:font-weight="normal" officeooo:rsid="00234f03" officeooo:paragraph-rsid="00234f03" style:font-size-asian="11pt" style:font-size-complex="11pt"/>
    </style:style>
    <style:style style:name="P5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34f03" officeooo:paragraph-rsid="00234f03" style:text-blinking="false" fo:background-color="transparent" style:font-size-asian="11pt" style:font-size-complex="11pt"/>
    </style:style>
    <style:style style:name="P5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4d8a9" officeooo:paragraph-rsid="0024d8a9" style:text-blinking="false" fo:background-color="transparent" style:font-size-asian="11pt" style:font-size-complex="11pt"/>
    </style:style>
    <style:style style:name="P5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631a2" officeooo:paragraph-rsid="002631a2" style:text-blinking="false" fo:background-color="transparent" style:font-size-asian="11pt" style:font-size-complex="11pt"/>
    </style:style>
    <style:style style:name="P6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c02e3" officeooo:paragraph-rsid="00b5fa02" style:text-blinking="false" fo:background-color="transparent" style:font-size-asian="10pt" style:font-size-complex="10pt"/>
    </style:style>
    <style:style style:name="P61"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b5fa02" style:text-blinking="false" fo:background-color="transparent" style:font-size-asian="10pt" style:font-size-complex="10pt"/>
    </style:style>
    <style:style style:name="P6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0b5fa02" style:text-blinking="false" fo:background-color="transparent" style:font-size-asian="10pt" style:font-size-complex="10pt"/>
    </style:style>
    <style:style style:name="P6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b5fa02" style:text-blinking="false" fo:background-color="transparent" style:font-size-asian="10pt" style:font-size-complex="10pt"/>
    </style:style>
    <style:style style:name="P6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e75a1d" style:text-blinking="false" fo:background-color="transparent" style:font-size-asian="10pt" style:font-size-complex="10pt"/>
    </style:style>
    <style:style style:name="P65" style:family="paragraph" style:parent-style-name="Text_20_body">
      <style:paragraph-properties fo:margin-top="0in" fo:margin-bottom="0in" loext:contextual-spacing="false" fo:line-height="119%" style:writing-mode="lr-tb"/>
      <style:text-properties officeooo:rsid="0024d8a9" officeooo:paragraph-rsid="0024d8a9"/>
    </style:style>
    <style:style style:name="P6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b5fa02" style:text-blinking="false" fo:background-color="transparent" style:font-size-asian="10pt" style:font-size-complex="10pt"/>
    </style:style>
    <style:style style:name="P67" style:family="paragraph" style:parent-style-name="Heading_20_1" style:list-style-name=""/>
    <style:style style:name="P68" style:family="paragraph" style:parent-style-name="Heading_20_1" style:list-style-name="">
      <style:text-properties officeooo:paragraph-rsid="00af5d93"/>
    </style:style>
    <style:style style:name="P69" style:family="paragraph" style:parent-style-name="Heading_20_1">
      <style:text-properties officeooo:paragraph-rsid="00b03e82"/>
    </style:style>
    <style:style style:name="P70" style:family="paragraph" style:parent-style-name="Heading_20_1">
      <style:text-properties officeooo:paragraph-rsid="00b1c13d"/>
    </style:style>
    <style:style style:name="P71" style:family="paragraph" style:parent-style-name="Heading_20_1">
      <style:paragraph-properties fo:break-before="page"/>
    </style:style>
    <style:style style:name="P72" style:family="paragraph" style:parent-style-name="Heading_20_1">
      <style:paragraph-properties fo:break-before="page"/>
      <style:text-properties officeooo:paragraph-rsid="00af5d93"/>
    </style:style>
    <style:style style:name="P73" style:family="paragraph" style:parent-style-name="Heading_20_1">
      <style:paragraph-properties fo:break-before="page"/>
      <style:text-properties officeooo:paragraph-rsid="00b5fa02"/>
    </style:style>
    <style:style style:name="P74" style:family="paragraph" style:parent-style-name="Heading_20_1">
      <style:paragraph-properties fo:break-before="page"/>
      <style:text-properties officeooo:paragraph-rsid="00b062f6"/>
    </style:style>
    <style:style style:name="P75" style:family="paragraph" style:parent-style-name="Heading_20_2">
      <style:text-properties officeooo:paragraph-rsid="00b03e82"/>
    </style:style>
    <style:style style:name="P76" style:family="paragraph" style:parent-style-name="Heading_20_2">
      <style:text-properties officeooo:paragraph-rsid="00b5fa02"/>
    </style:style>
    <style:style style:name="P77" style:family="paragraph" style:parent-style-name="Heading_20_2" style:list-style-name="">
      <style:text-properties officeooo:paragraph-rsid="00b5fa02"/>
    </style:style>
    <style:style style:name="P78" style:family="paragraph" style:parent-style-name="Heading_20_2">
      <style:text-properties officeooo:rsid="00bccb4c" officeooo:paragraph-rsid="00bccb4c"/>
    </style:style>
    <style:style style:name="P79" style:family="paragraph" style:parent-style-name="Heading_20_2">
      <style:paragraph-properties fo:break-before="page"/>
      <style:text-properties officeooo:paragraph-rsid="00b5fa02"/>
    </style:style>
    <style:style style:name="P80" style:family="paragraph" style:parent-style-name="Heading_20_3">
      <style:text-properties officeooo:rsid="008b641d" officeooo:paragraph-rsid="00b03e82"/>
    </style:style>
    <style:style style:name="P81" style:family="paragraph" style:parent-style-name="Heading_20_3">
      <style:text-properties officeooo:rsid="00896ae5" officeooo:paragraph-rsid="00b03e82"/>
    </style:style>
    <style:style style:name="P82" style:family="paragraph" style:parent-style-name="Heading_20_3">
      <style:text-properties officeooo:rsid="00b42d17" officeooo:paragraph-rsid="00b42d17"/>
    </style:style>
    <style:style style:name="P83" style:family="paragraph" style:parent-style-name="Heading_20_3">
      <style:text-properties officeooo:rsid="00915be3" officeooo:paragraph-rsid="00b03e82"/>
    </style:style>
    <style:style style:name="P84" style:family="paragraph" style:parent-style-name="Heading_20_3">
      <style:text-properties officeooo:paragraph-rsid="00b03e82"/>
    </style:style>
    <style:style style:name="P85" style:family="paragraph" style:parent-style-name="Heading_20_3">
      <style:text-properties officeooo:rsid="00da9b47" officeooo:paragraph-rsid="00da9b47"/>
    </style:style>
    <style:style style:name="P86" style:family="paragraph" style:parent-style-name="Heading_20_3">
      <style:text-properties officeooo:rsid="0037ce3a" officeooo:paragraph-rsid="00b03e82"/>
    </style:style>
    <style:style style:name="P87" style:family="paragraph" style:parent-style-name="Heading_20_3">
      <style:text-properties officeooo:rsid="00bccb4c" officeooo:paragraph-rsid="00bdc6c9"/>
    </style:style>
    <style:style style:name="P88" style:family="paragraph" style:parent-style-name="Heading_20_3">
      <style:paragraph-properties fo:margin-top="0.1665in" fo:margin-bottom="0.0835in" loext:contextual-spacing="false" fo:line-height="119%"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P89" style:family="paragraph" style:parent-style-name="Contents_20_1">
      <style:paragraph-properties>
        <style:tab-stops>
          <style:tab-stop style:position="6.6929in" style:type="right" style:leader-style="dotted" style:leader-text="."/>
        </style:tab-stops>
      </style:paragraph-properties>
    </style:style>
    <style:style style:name="P90" style:family="paragraph" style:parent-style-name="Contents_20_3">
      <style:paragraph-properties>
        <style:tab-stops>
          <style:tab-stop style:position="6.3in" style:type="right" style:leader-style="dotted" style:leader-text="."/>
        </style:tab-stops>
      </style:paragraph-properties>
    </style:style>
    <style:style style:name="P91"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91eab"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4c5d50"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officeooo:rsid="00b86034"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officeooo:rsid="00ba8421"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officeooo:rsid="00baa3cd"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officeooo:rsid="00c10cc4"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 fo:font-size="12pt" fo:font-style="normal" style:text-underline-style="none" officeooo:rsid="008856c6"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2pt" fo:font-style="normal" style:text-underline-style="none" officeooo:rsid="00ddc9a2"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 fo:font-size="12pt" fo:font-style="italic"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 fo:font-size="12pt" fo:font-style="italic" style:text-underline-style="none" officeooo:rsid="00df33e6"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6" style:family="text">
      <style:text-properties officeooo:rsid="0018ec18"/>
    </style:style>
    <style:style style:name="T17" style:family="text">
      <style:text-properties officeooo:rsid="0024d8a9"/>
    </style:style>
    <style:style style:name="T18" style:family="text">
      <style:text-properties fo:font-style="italic" style:font-style-asian="italic" style:font-style-complex="italic"/>
    </style:style>
    <style:style style:name="T19" style:family="text">
      <style:text-properties fo:font-style="italic" officeooo:rsid="00293d8d" style:font-style-asian="italic" style:font-style-complex="italic"/>
    </style:style>
    <style:style style:name="T20" style:family="text">
      <style:text-properties fo:font-style="italic" officeooo:rsid="0037ce3a" style:font-style-asian="italic" style:font-style-complex="italic"/>
    </style:style>
    <style:style style:name="T21" style:family="text">
      <style:text-properties fo:font-style="italic" officeooo:rsid="00398d7c" style:font-style-asian="italic" style:font-style-complex="italic"/>
    </style:style>
    <style:style style:name="T22" style:family="text">
      <style:text-properties fo:font-style="italic" officeooo:rsid="003b7898" style:font-style-asian="italic" style:font-style-complex="italic"/>
    </style:style>
    <style:style style:name="T23" style:family="text">
      <style:text-properties fo:font-style="italic" officeooo:rsid="0052af30" style:font-style-asian="italic" style:font-style-complex="italic"/>
    </style:style>
    <style:style style:name="T24" style:family="text">
      <style:text-properties fo:font-style="italic" officeooo:rsid="0066c0aa" style:font-style-asian="italic" style:font-style-complex="italic"/>
    </style:style>
    <style:style style:name="T25" style:family="text">
      <style:text-properties fo:font-style="italic" officeooo:rsid="0069666b" style:font-style-asian="italic" style:font-style-complex="italic"/>
    </style:style>
    <style:style style:name="T26" style:family="text">
      <style:text-properties fo:font-style="italic" officeooo:rsid="009033b9" style:font-style-asian="italic" style:font-style-complex="italic"/>
    </style:style>
    <style:style style:name="T27" style:family="text">
      <style:text-properties fo:font-style="italic" officeooo:rsid="00915be3" style:font-style-asian="italic" style:font-style-complex="italic"/>
    </style:style>
    <style:style style:name="T28" style:family="text">
      <style:text-properties fo:font-style="italic" officeooo:rsid="0092fd91" style:font-style-asian="italic" style:font-style-complex="italic"/>
    </style:style>
    <style:style style:name="T29" style:family="text">
      <style:text-properties fo:font-style="italic" officeooo:rsid="009494b0" style:font-style-asian="italic" style:font-style-complex="italic"/>
    </style:style>
    <style:style style:name="T30" style:family="text">
      <style:text-properties fo:font-style="italic" officeooo:rsid="00958409" style:font-style-asian="italic" style:font-style-complex="italic"/>
    </style:style>
    <style:style style:name="T31" style:family="text">
      <style:text-properties fo:font-style="italic" officeooo:rsid="00971593" style:font-style-asian="italic" style:font-style-complex="italic"/>
    </style:style>
    <style:style style:name="T32" style:family="text">
      <style:text-properties fo:font-style="italic" officeooo:rsid="0097788d" style:font-style-asian="italic" style:font-style-complex="italic"/>
    </style:style>
    <style:style style:name="T33" style:family="text">
      <style:text-properties fo:font-style="italic" officeooo:rsid="009b0571" style:font-style-asian="italic" style:font-style-complex="italic"/>
    </style:style>
    <style:style style:name="T34" style:family="text">
      <style:text-properties fo:font-style="italic" officeooo:rsid="00a103db" style:font-style-asian="italic" style:font-style-complex="italic"/>
    </style:style>
    <style:style style:name="T35" style:family="text">
      <style:text-properties fo:font-style="italic" officeooo:rsid="00a2781f" style:font-style-asian="italic" style:font-style-complex="italic"/>
    </style:style>
    <style:style style:name="T36" style:family="text">
      <style:text-properties fo:font-style="italic" officeooo:rsid="00a302d2" style:font-style-asian="italic" style:font-style-complex="italic"/>
    </style:style>
    <style:style style:name="T37" style:family="text">
      <style:text-properties fo:font-style="italic" officeooo:rsid="00b27baf" style:font-style-asian="italic" style:font-style-complex="italic"/>
    </style:style>
    <style:style style:name="T38" style:family="text">
      <style:text-properties fo:font-style="italic" officeooo:rsid="00b5fa02" style:font-style-asian="italic" style:font-style-complex="italic"/>
    </style:style>
    <style:style style:name="T39" style:family="text">
      <style:text-properties fo:font-style="italic" officeooo:rsid="00c536d5" style:font-style-asian="italic" style:font-style-complex="italic"/>
    </style:style>
    <style:style style:name="T40" style:family="text">
      <style:text-properties fo:font-style="italic" officeooo:rsid="00c67f85" style:font-style-asian="italic" style:font-style-complex="italic"/>
    </style:style>
    <style:style style:name="T41" style:family="text">
      <style:text-properties fo:font-style="italic" officeooo:rsid="00d57e2f" style:font-style-asian="italic" style:font-style-complex="italic"/>
    </style:style>
    <style:style style:name="T42" style:family="text">
      <style:text-properties fo:font-style="italic" officeooo:rsid="00d772d0" style:font-style-asian="italic" style:font-style-complex="italic"/>
    </style:style>
    <style:style style:name="T43" style:family="text">
      <style:text-properties fo:font-style="italic" officeooo:rsid="00d7dfd4" style:font-style-asian="italic" style:font-style-complex="italic"/>
    </style:style>
    <style:style style:name="T44" style:family="text">
      <style:text-properties fo:font-style="italic" officeooo:rsid="00e46475"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293d8d" style:font-style-asian="normal" style:font-style-complex="normal"/>
    </style:style>
    <style:style style:name="T47" style:family="text">
      <style:text-properties fo:font-style="normal" officeooo:rsid="002ab85a" style:font-style-asian="normal" style:font-style-complex="normal"/>
    </style:style>
    <style:style style:name="T48" style:family="text">
      <style:text-properties fo:font-style="normal" officeooo:rsid="002dbf15" style:font-style-asian="normal" style:font-style-complex="normal"/>
    </style:style>
    <style:style style:name="T49" style:family="text">
      <style:text-properties fo:font-style="normal" officeooo:rsid="003316fb" style:font-style-asian="normal" style:font-style-complex="normal"/>
    </style:style>
    <style:style style:name="T50" style:family="text">
      <style:text-properties fo:font-style="normal" officeooo:rsid="003369d2" style:font-style-asian="normal" style:font-style-complex="normal"/>
    </style:style>
    <style:style style:name="T51" style:family="text">
      <style:text-properties fo:font-style="normal" officeooo:rsid="0037ce3a" style:font-style-asian="normal" style:font-style-complex="normal"/>
    </style:style>
    <style:style style:name="T52" style:family="text">
      <style:text-properties fo:font-style="normal" officeooo:rsid="00398d7c" style:font-style-asian="normal" style:font-style-complex="normal"/>
    </style:style>
    <style:style style:name="T53" style:family="text">
      <style:text-properties fo:font-style="normal" officeooo:rsid="003cf574" style:font-style-asian="normal" style:font-style-complex="normal"/>
    </style:style>
    <style:style style:name="T54" style:family="text">
      <style:text-properties fo:font-style="normal" officeooo:rsid="0052af30" style:font-style-asian="normal" style:font-style-complex="normal"/>
    </style:style>
    <style:style style:name="T55" style:family="text">
      <style:text-properties fo:font-style="normal" officeooo:rsid="0066c0aa" style:font-style-asian="normal" style:font-style-complex="normal"/>
    </style:style>
    <style:style style:name="T56" style:family="text">
      <style:text-properties fo:font-style="normal" officeooo:rsid="0069666b" style:font-style-asian="normal" style:font-style-complex="normal"/>
    </style:style>
    <style:style style:name="T57" style:family="text">
      <style:text-properties fo:font-style="normal" officeooo:rsid="008b641d" style:font-style-asian="normal" style:font-style-complex="normal"/>
    </style:style>
    <style:style style:name="T58" style:family="text">
      <style:text-properties fo:font-style="normal" officeooo:rsid="009033b9" style:font-style-asian="normal" style:font-style-complex="normal"/>
    </style:style>
    <style:style style:name="T59" style:family="text">
      <style:text-properties fo:font-style="normal" officeooo:rsid="00915be3" style:font-style-asian="normal" style:font-style-complex="normal"/>
    </style:style>
    <style:style style:name="T60" style:family="text">
      <style:text-properties fo:font-style="normal" officeooo:rsid="0092fd91" style:font-style-asian="normal" style:font-style-complex="normal"/>
    </style:style>
    <style:style style:name="T61" style:family="text">
      <style:text-properties fo:font-style="normal" officeooo:rsid="009494b0" style:font-style-asian="normal" style:font-style-complex="normal"/>
    </style:style>
    <style:style style:name="T62" style:family="text">
      <style:text-properties fo:font-style="normal" officeooo:rsid="00958409" style:font-style-asian="normal" style:font-style-complex="normal"/>
    </style:style>
    <style:style style:name="T63" style:family="text">
      <style:text-properties fo:font-style="normal" officeooo:rsid="00971593" style:font-style-asian="normal" style:font-style-complex="normal"/>
    </style:style>
    <style:style style:name="T64" style:family="text">
      <style:text-properties fo:font-style="normal" officeooo:rsid="0098f459" style:font-style-asian="normal" style:font-style-complex="normal"/>
    </style:style>
    <style:style style:name="T65" style:family="text">
      <style:text-properties fo:font-style="normal" officeooo:rsid="009b0571" style:font-style-asian="normal" style:font-style-complex="normal"/>
    </style:style>
    <style:style style:name="T66" style:family="text">
      <style:text-properties fo:font-style="normal" officeooo:rsid="009bb5b9" style:font-style-asian="normal" style:font-style-complex="normal"/>
    </style:style>
    <style:style style:name="T67" style:family="text">
      <style:text-properties fo:font-style="normal" officeooo:rsid="00a103db" style:font-style-asian="normal" style:font-style-complex="normal"/>
    </style:style>
    <style:style style:name="T68" style:family="text">
      <style:text-properties fo:font-style="normal" officeooo:rsid="00a2781f" style:font-style-asian="normal" style:font-style-complex="normal"/>
    </style:style>
    <style:style style:name="T69" style:family="text">
      <style:text-properties fo:font-style="normal" officeooo:rsid="00a302d2" style:font-style-asian="normal" style:font-style-complex="normal"/>
    </style:style>
    <style:style style:name="T70" style:family="text">
      <style:text-properties fo:font-style="normal" officeooo:rsid="00b27baf" style:font-style-asian="normal" style:font-style-complex="normal"/>
    </style:style>
    <style:style style:name="T71" style:family="text">
      <style:text-properties fo:font-style="normal" officeooo:rsid="00b5fa02" style:font-style-asian="normal" style:font-style-complex="normal"/>
    </style:style>
    <style:style style:name="T72" style:family="text">
      <style:text-properties fo:font-style="normal" officeooo:rsid="00c536d5" style:font-style-asian="normal" style:font-style-complex="normal"/>
    </style:style>
    <style:style style:name="T73" style:family="text">
      <style:text-properties fo:font-style="normal" officeooo:rsid="00c67f85" style:font-style-asian="normal" style:font-style-complex="normal"/>
    </style:style>
    <style:style style:name="T74" style:family="text">
      <style:text-properties fo:font-style="normal" officeooo:rsid="00d57e2f" style:font-style-asian="normal" style:font-style-complex="normal"/>
    </style:style>
    <style:style style:name="T75" style:family="text">
      <style:text-properties fo:font-style="normal" officeooo:rsid="00d772d0" style:font-style-asian="normal" style:font-style-complex="normal"/>
    </style:style>
    <style:style style:name="T76" style:family="text">
      <style:text-properties fo:font-style="normal" officeooo:rsid="00d7dfd4" style:font-style-asian="normal" style:font-style-complex="normal"/>
    </style:style>
    <style:style style:name="T77" style:family="text">
      <style:text-properties fo:font-style="normal" officeooo:rsid="00e46475" style:font-style-asian="normal" style:font-style-complex="normal"/>
    </style:style>
    <style:style style:name="T78" style:family="text">
      <style:text-properties officeooo:rsid="0027fc74"/>
    </style:style>
    <style:style style:name="T79" style:family="text">
      <style:text-properties officeooo:rsid="00293d8d"/>
    </style:style>
    <style:style style:name="T80" style:family="text">
      <style:text-properties officeooo:rsid="002ab85a"/>
    </style:style>
    <style:style style:name="T81" style:family="text">
      <style:text-properties officeooo:rsid="002c7797"/>
    </style:style>
    <style:style style:name="T82" style:family="text">
      <style:text-properties officeooo:rsid="002dbf15"/>
    </style:style>
    <style:style style:name="T83" style:family="text">
      <style:text-properties officeooo:rsid="002ef223"/>
    </style:style>
    <style:style style:name="T84" style:family="text">
      <style:text-properties officeooo:rsid="0033a3ff"/>
    </style:style>
    <style:style style:name="T85" style:family="text">
      <style:text-properties officeooo:rsid="0037ce3a"/>
    </style:style>
    <style:style style:name="T86" style:family="text">
      <style:text-properties officeooo:rsid="00398d7c"/>
    </style:style>
    <style:style style:name="T87" style:family="text">
      <style:text-properties officeooo:rsid="003d6fed"/>
    </style:style>
    <style:style style:name="T88" style:family="text">
      <style:text-properties officeooo:rsid="0041461c"/>
    </style:style>
    <style:style style:name="T89" style:family="text">
      <style:text-properties officeooo:rsid="0042825e"/>
    </style:style>
    <style:style style:name="T90" style:family="text">
      <style:text-properties officeooo:rsid="0047f01e"/>
    </style:style>
    <style:style style:name="T91" style:family="text">
      <style:text-properties officeooo:rsid="004c5d50"/>
    </style:style>
    <style:style style:name="T92" style:family="text">
      <style:text-properties officeooo:rsid="004f3a8e"/>
    </style:style>
    <style:style style:name="T93" style:family="text">
      <style:text-properties officeooo:rsid="0050f862"/>
    </style:style>
    <style:style style:name="T94" style:family="text">
      <style:text-properties officeooo:rsid="0052af30"/>
    </style:style>
    <style:style style:name="T95" style:family="text">
      <style:text-properties officeooo:rsid="0053b07d"/>
    </style:style>
    <style:style style:name="T96" style:family="text">
      <style:text-properties officeooo:rsid="005604bf"/>
    </style:style>
    <style:style style:name="T97" style:family="text">
      <style:text-properties officeooo:rsid="006ad9c1"/>
    </style:style>
    <style:style style:name="T98" style:family="text">
      <style:text-properties officeooo:rsid="006e536f"/>
    </style:style>
    <style:style style:name="T99" style:family="text">
      <style:text-properties officeooo:rsid="00702907"/>
    </style:style>
    <style:style style:name="T100" style:family="text">
      <style:text-properties officeooo:rsid="0071ecc1"/>
    </style:style>
    <style:style style:name="T101" style:family="text">
      <style:text-properties officeooo:rsid="007e2fdd"/>
    </style:style>
    <style:style style:name="T102" style:family="text">
      <style:text-properties officeooo:rsid="0081d99c"/>
    </style:style>
    <style:style style:name="T103" style:family="text">
      <style:text-properties officeooo:rsid="0085ca3d"/>
    </style:style>
    <style:style style:name="T104" style:family="text">
      <style:text-properties officeooo:rsid="008856c6"/>
    </style:style>
    <style:style style:name="T105" style:family="text">
      <style:text-properties officeooo:rsid="00a103db"/>
    </style:style>
    <style:style style:name="T106" style:family="text">
      <style:text-properties officeooo:rsid="00432c29"/>
    </style:style>
    <style:style style:name="T107" style:family="text">
      <style:text-properties officeooo:rsid="00bb288e"/>
    </style:style>
    <style:style style:name="T108" style:family="text">
      <style:text-properties style:text-position="super 58%" officeooo:rsid="00bb288e"/>
    </style:style>
    <style:style style:name="T109" style:family="text">
      <style:text-properties officeooo:rsid="00bccb4c"/>
    </style:style>
    <style:style style:name="T110" style:family="text">
      <style:text-properties officeooo:rsid="00bdc6c9"/>
    </style:style>
    <style:style style:name="T111" style:family="text">
      <style:text-properties officeooo:rsid="00c38d0b"/>
    </style:style>
    <style:style style:name="T112" style:family="text">
      <style:text-properties officeooo:rsid="00c401b6"/>
    </style:style>
    <style:style style:name="T113" style:family="text">
      <style:text-properties officeooo:rsid="00d22514"/>
    </style:style>
    <style:style style:name="T114" style:family="text">
      <style:text-properties officeooo:rsid="00d3a5e8"/>
    </style:style>
    <style:style style:name="T115" style:family="text">
      <style:text-properties officeooo:rsid="00d57e2f"/>
    </style:style>
    <style:style style:name="T116" style:family="text">
      <style:text-properties officeooo:rsid="00d7dfd4"/>
    </style:style>
    <style:style style:name="T117" style:family="text">
      <style:text-properties officeooo:rsid="00dbe297"/>
    </style:style>
    <style:style style:name="T118" style:family="text">
      <style:text-properties officeooo:rsid="00ddc9a2"/>
    </style:style>
    <style:style style:name="T119" style:family="text">
      <style:text-properties officeooo:rsid="00df33e6"/>
    </style:style>
    <style:style style:name="T120" style:family="text">
      <style:text-properties officeooo:rsid="00e1de0d"/>
    </style:style>
    <style:style style:name="T121" style:family="text">
      <style:text-properties officeooo:rsid="00ea209b"/>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f_</text:p>
      <text:p text:style-name="P3"><text:bookmark text:name="docs-internal-guid-3948531d-3749-5f80-f3b6-bb3a5891f8d8"/>Asynchronous programming made eas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Sam Machiels</text:p>
      <text:p text:style-name="P4">November 5 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89"><text:a xlink:type="simple" xlink:href="#__RefHeading___Toc112_5293758" text:style-name="Index_20_Link" text:visited-style-name="Index_20_Link">Preface<text:tab/>4</text:a></text:p>
          <text:p text:style-name="P89"><text:a xlink:type="simple" xlink:href="#__RefHeading___Toc114_5293758" text:style-name="Index_20_Link" text:visited-style-name="Index_20_Link">Introduction<text:tab/>5</text:a></text:p>
          <text:p text:style-name="P91"><text:a xlink:type="simple" xlink:href="#__RefHeading___Toc116_5293758" text:style-name="Index_20_Link" text:visited-style-name="Index_20_Link">Asynchronous programming<text:tab/>5</text:a></text:p>
          <text:p text:style-name="P91"><text:a xlink:type="simple" xlink:href="#__RefHeading___Toc118_5293758" text:style-name="Index_20_Link" text:visited-style-name="Index_20_Link">Separation of concerns<text:tab/>5</text:a></text:p>
          <text:p text:style-name="P91"><text:a xlink:type="simple" xlink:href="#__RefHeading___Toc120_5293758" text:style-name="Index_20_Link" text:visited-style-name="Index_20_Link">Loosely coupled application logic<text:tab/>6</text:a></text:p>
          <text:p text:style-name="P91"><text:a xlink:type="simple" xlink:href="#__RefHeading___Toc124_5293758" text:style-name="Index_20_Link" text:visited-style-name="Index_20_Link">Problem to solve<text:tab/>6</text:a></text:p>
          <text:p text:style-name="P91"><text:a xlink:type="simple" xlink:href="#__RefHeading___Toc126_5293758" text:style-name="Index_20_Link" text:visited-style-name="Index_20_Link">Solution to the problem<text:tab/>6</text:a></text:p>
          <text:p text:style-name="P89"><text:a xlink:type="simple" xlink:href="#__RefHeading___Toc1587_1239941139" text:style-name="Index_20_Link" text:visited-style-name="Index_20_Link">API<text:tab/>7</text:a></text:p>
          <text:p text:style-name="P91"><text:a xlink:type="simple" xlink:href="#__RefHeading___Toc198_5293758" text:style-name="Index_20_Link" text:visited-style-name="Index_20_Link">getConstructor<text:tab/>7</text:a></text:p>
          <text:p text:style-name="P90"><text:a xlink:type="simple" xlink:href="#__RefHeading___Toc1267_1147079131" text:style-name="Index_20_Link" text:visited-style-name="Index_20_Link">initializer<text:tab/>7</text:a></text:p>
          <text:p text:style-name="P90"><text:a xlink:type="simple" xlink:href="#__RefHeading___Toc1269_1147079131" text:style-name="Index_20_Link" text:visited-style-name="Index_20_Link">function_flow<text:tab/>7</text:a></text:p>
          <text:p text:style-name="P90"><text:a xlink:type="simple" xlink:href="#__RefHeading___Toc1589_1239941139" text:style-name="Index_20_Link" text:visited-style-name="Index_20_Link">custom_prototype<text:tab/>7</text:a></text:p>
          <text:p text:style-name="P91"><text:a xlink:type="simple" xlink:href="#__RefHeading___Toc200_5293758" text:style-name="Index_20_Link" text:visited-style-name="Index_20_Link">instance_modules<text:tab/>7</text:a></text:p>
          <text:p text:style-name="P90"><text:a xlink:type="simple" xlink:href="#__RefHeading___Toc1271_1147079131" text:style-name="Index_20_Link" text:visited-style-name="Index_20_Link">err<text:tab/>7</text:a></text:p>
          <text:p text:style-name="P90"><text:a xlink:type="simple" xlink:href="#__RefHeading___Toc1273_1147079131" text:style-name="Index_20_Link" text:visited-style-name="Index_20_Link">log<text:tab/>7</text:a></text:p>
          <text:p text:style-name="P90"><text:a xlink:type="simple" xlink:href="#__RefHeading___Toc1275_1147079131" text:style-name="Index_20_Link" text:visited-style-name="Index_20_Link">History<text:tab/>8</text:a></text:p>
          <text:p text:style-name="P91"><text:a xlink:type="simple" xlink:href="#__RefHeading___Toc202_5293758" text:style-name="Index_20_Link" text:visited-style-name="Index_20_Link">methods<text:tab/>8</text:a></text:p>
          <text:p text:style-name="P90"><text:a xlink:type="simple" xlink:href="#__RefHeading___Toc204_5293758" text:style-name="Index_20_Link" text:visited-style-name="Index_20_Link">next<text:tab/>8</text:a></text:p>
          <text:p text:style-name="P90"><text:a xlink:type="simple" xlink:href="#__RefHeading___Toc1663_341604284" text:style-name="Index_20_Link" text:visited-style-name="Index_20_Link">go<text:tab/>8</text:a></text:p>
          <text:p text:style-name="P90"><text:a xlink:type="simple" xlink:href="#__RefHeading___Toc206_5293758" text:style-name="Index_20_Link" text:visited-style-name="Index_20_Link">abort<text:tab/>8</text:a></text:p>
          <text:p text:style-name="P90"><text:a xlink:type="simple" xlink:href="#__RefHeading___Toc208_5293758" text:style-name="Index_20_Link" text:visited-style-name="Index_20_Link">finish<text:tab/>8</text:a></text:p>
          <text:p text:style-name="P90"><text:a xlink:type="simple" xlink:href="#__RefHeading___Toc210_5293758" text:style-name="Index_20_Link" text:visited-style-name="Index_20_Link">retryAll<text:tab/>8</text:a></text:p>
          <text:p text:style-name="P90"><text:a xlink:type="simple" xlink:href="#__RefHeading___Toc212_5293758" text:style-name="Index_20_Link" text:visited-style-name="Index_20_Link">retryThis<text:tab/>9</text:a></text:p>
          <text:p text:style-name="P90"><text:a xlink:type="simple" xlink:href="#__RefHeading___Toc214_5293758" text:style-name="Index_20_Link" text:visited-style-name="Index_20_Link">retryFrom<text:tab/>9</text:a></text:p>
          <text:p text:style-name="P90"><text:a xlink:type="simple" xlink:href="#__RefHeading___Toc216_5293758" text:style-name="Index_20_Link" text:visited-style-name="Index_20_Link">retryMethod<text:tab/>9</text:a></text:p>
          <text:p text:style-name="P89"><text:a xlink:type="simple" xlink:href="#__RefHeading___Toc1591_1239941139" text:style-name="Index_20_Link" text:visited-style-name="Index_20_Link">Examples<text:tab/>10</text:a></text:p>
          <text:p text:style-name="P91"><text:a xlink:type="simple" xlink:href="#__RefHeading___Toc228_5293758" text:style-name="Index_20_Link" text:visited-style-name="Index_20_Link">Minimal<text:tab/>10</text:a></text:p>
          <text:p text:style-name="P91"><text:a xlink:type="simple" xlink:href="#__RefHeading___Toc230_5293758" text:style-name="Index_20_Link" text:visited-style-name="Index_20_Link">Source code collector<text:tab/>11</text:a></text:p>
          <text:p text:style-name="P91"><text:a xlink:type="simple" xlink:href="#__RefHeading___Toc232_5293758" text:style-name="Index_20_Link" text:visited-style-name="Index_20_Link">HTTP request handler<text:tab/>12</text:a></text:p>
          <text:p text:style-name="P89"><text:a xlink:type="simple" xlink:href="#__RefHeading___Toc130_5293758" text:style-name="Index_20_Link" text:visited-style-name="Index_20_Link">Application development<text:tab/>13</text:a></text:p>
          <text:p text:style-name="P91"><text:a xlink:type="simple" xlink:href="#__RefHeading___Toc132_5293758" text:style-name="Index_20_Link" text:visited-style-name="Index_20_Link">Continuous integration<text:tab/>13</text:a></text:p>
          <text:p text:style-name="P90"><text:a xlink:type="simple" xlink:href="#__RefHeading___Toc134_5293758" text:style-name="Index_20_Link" text:visited-style-name="Index_20_Link">Integration tests<text:tab/>13</text:a></text:p>
          <text:p text:style-name="P90"><text:a xlink:type="simple" xlink:href="#__RefHeading___Toc136_5293758" text:style-name="Index_20_Link" text:visited-style-name="Index_20_Link">Travis-ci<text:tab/>13</text:a></text:p>
          <text:p text:style-name="P90"><text:a xlink:type="simple" xlink:href="#__RefHeading___Toc142_5293758" text:style-name="Index_20_Link" text:visited-style-name="Index_20_Link">Unit tests<text:tab/>13</text:a></text:p>
          <text:p text:style-name="P90"><text:a xlink:type="simple" xlink:href="#__RefHeading___Toc140_5293758" text:style-name="Index_20_Link" text:visited-style-name="Index_20_Link">Mocha<text:tab/>14</text:a></text:p>
          <text:p text:style-name="P91"><text:a xlink:type="simple" xlink:href="#__RefHeading___Toc156_5293758" text:style-name="Index_20_Link" text:visited-style-name="Index_20_Link">Code coverage<text:tab/>14</text:a></text:p>
          <text:p text:style-name="P90"><text:a xlink:type="simple" xlink:href="#__RefHeading___Toc158_5293758" text:style-name="Index_20_Link" text:visited-style-name="Index_20_Link">Istanbul<text:tab/>14</text:a></text:p>
          <text:p text:style-name="P90"><text:a xlink:type="simple" xlink:href="#__RefHeading___Toc160_5293758" text:style-name="Index_20_Link" text:visited-style-name="Index_20_Link">Coveralls<text:tab/>15</text:a></text:p>
          <text:p text:style-name="P91"><text:a xlink:type="simple" xlink:href="#__RefHeading___Toc162_5293758" text:style-name="Index_20_Link" text:visited-style-name="Index_20_Link">In-line documentation<text:tab/>15</text:a></text:p>
          <text:p text:style-name="P90"><text:a xlink:type="simple" xlink:href="#__RefHeading___Toc164_5293758" text:style-name="Index_20_Link" text:visited-style-name="Index_20_Link">JSDoc<text:tab/>15</text:a></text:p>
          <text:p text:style-name="P90"><text:a xlink:type="simple" xlink:href="#__RefHeading___Toc166_5293758" text:style-name="Index_20_Link" text:visited-style-name="Index_20_Link">Inch-ci<text:tab/>16</text:a></text:p>
          <text:p text:style-name="P91"><text:a xlink:type="simple" xlink:href="#__RefHeading___Toc168_5293758" text:style-name="Index_20_Link" text:visited-style-name="Index_20_Link">Code quality<text:tab/>16</text:a></text:p>
          <text:p text:style-name="P90"><text:a xlink:type="simple" xlink:href="#__RefHeading___Toc170_5293758" text:style-name="Index_20_Link" text:visited-style-name="Index_20_Link">Codacy and Code Climate<text:tab/>16</text:a></text:p>
          <text:p text:style-name="P90"><text:a xlink:type="simple" xlink:href="#__RefHeading___Toc174_5293758" text:style-name="Index_20_Link" text:visited-style-name="Index_20_Link">JSLint<text:tab/>16</text:a></text:p>
          <text:p text:style-name="P91"><text:a xlink:type="simple" xlink:href="#__RefHeading___Toc1595_1239941139" text:style-name="Index_20_Link" text:visited-style-name="Index_20_Link">Version control<text:tab/>16</text:a></text:p>
          <text:p text:style-name="P90"><text:a xlink:type="simple" xlink:href="#__RefHeading___Toc1597_1239941139" text:style-name="Index_20_Link" text:visited-style-name="Index_20_Link">Git and GitHub<text:tab/>16</text:a></text:p>
          <text:p text:style-name="P89"><text:soft-page-break/><text:a xlink:type="simple" xlink:href="#__RefHeading___Toc176_5293758" text:style-name="Index_20_Link" text:visited-style-name="Index_20_Link">Application realization<text:tab/>17</text:a></text:p>
          <text:p text:style-name="P91"><text:a xlink:type="simple" xlink:href="#__RefHeading___Toc178_5293758" text:style-name="Index_20_Link" text:visited-style-name="Index_20_Link">Pre-alpha<text:tab/>17</text:a></text:p>
          <text:p text:style-name="P91"><text:a xlink:type="simple" xlink:href="#__RefHeading___Toc180_5293758" text:style-name="Index_20_Link" text:visited-style-name="Index_20_Link">Alpha<text:tab/>17</text:a></text:p>
          <text:p text:style-name="P91"><text:a xlink:type="simple" xlink:href="#__RefHeading___Toc182_5293758" text:style-name="Index_20_Link" text:visited-style-name="Index_20_Link">Beta<text:tab/>17</text:a></text:p>
          <text:p text:style-name="P91"><text:a xlink:type="simple" xlink:href="#__RefHeading___Toc192_5293758" text:style-name="Index_20_Link" text:visited-style-name="Index_20_Link">Production release<text:tab/>17</text:a></text:p>
          <text:p text:style-name="P89"><text:a xlink:type="simple" xlink:href="#__RefHeading___Toc218_5293758" text:style-name="Index_20_Link" text:visited-style-name="Index_20_Link">Flowcharts<text:tab/>18</text:a></text:p>
          <text:p text:style-name="P91"><text:a xlink:type="simple" xlink:href="#__RefHeading___Toc220_5293758" text:style-name="Index_20_Link" text:visited-style-name="Index_20_Link">getConstructor<text:tab/>18</text:a></text:p>
          <text:p text:style-name="P91"><text:a xlink:type="simple" xlink:href="#__RefHeading___Toc222_5293758" text:style-name="Index_20_Link" text:visited-style-name="Index_20_Link">next<text:tab/>18</text:a></text:p>
          <text:p text:style-name="P91"><text:a xlink:type="simple" xlink:href="#__RefHeading___Toc224_5293758" text:style-name="Index_20_Link" text:visited-style-name="Index_20_Link">Simple program<text:tab/>18</text:a></text:p>
          <text:p text:style-name="P89"><text:a xlink:type="simple" xlink:href="#__RefHeading___Toc236_5293758" text:style-name="Index_20_Link" text:visited-style-name="Index_20_Link">Project maintenance<text:tab/>19</text:a></text:p>
        </text:index-body>
      </text:table-of-content>
      <text:h text:style-name="P67" text:outline-level="1"/>
      <text:h text:style-name="P71" text:outline-level="1"><text:bookmark-start text:name="__RefHeading___Toc112_5293758"/><text:bookmark text:name="docs-internal-guid-46832a2a-374a-e051-bc13-e3e46977b506"/>Preface<text:bookmark-end text:name="__RefHeading___Toc112_5293758"/></text:h>
      <text:p text:style-name="P7">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 <text:span text:style-name="T117">f_ is targeting the the Node.js platform, which runs on the V8 JavaScript engine</text:span>.</text:p>
      <text:p text:style-name="P16">This project was not designed the eliminate all the problems programmers face. It's there to provide a guideline whilst writing software that has to run asynchronously and or on multiple cores.</text:p>
      <text:p text:style-name="P17">Since f_ is set up to be targeted by other tools, it's easy to write tools which utilize the f_ API. Because of this f_ can be used as an underlying framework to ease asynchronous and multiple core utilizing code development whilst not using it for application level structure.</text:p>
      <text:p text:style-name="P17">Simplicity, flexibility and low impact are kept in mind at all times while developing f_.</text:p>
      <text:h text:style-name="P68" text:outline-level="1"/>
      <text:h text:style-name="P72" text:outline-level="1"><text:bookmark-start text:name="__RefHeading___Toc114_5293758"/><text:bookmark text:name="docs-internal-guid-efc210a6-374b-f51a-7a5b-94b18a6bb7bb"/>Introduction<text:bookmark-end text:name="__RefHeading___Toc114_5293758"/></text:h>
      <text:p text:style-name="P5"><text:bookmark-start text:name="__RefHeading___Toc120_529375823"/>Over the years it has become easier to give instructions to a computer by writing software, because of abstraction. Nowadays anyone can open a browser, type some JavaScript in the developer console and for example test and use a calculator program.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shift of focus.<text:bookmark-end text:name="__RefHeading___Toc120_529375823"/></text:p>
      <text:p text:style-name="P5">The result of programmers getting to focus more on actually translating an idea to a computer language instead of <text:span text:style-name="T16">focusing</text:span> on how to do the translation, results in growth of usable computational tasks for mankind to use. A way to contribute to this growth of usable computational tasks, is to tackle problems which arose (or became more <text:span text:style-name="T118">significant</text:span>) because of new technological advancements. Some examples are: software that has to utilize multiple CPU cores <text:span text:style-name="T118">and</text:span> non blocking application d<text:span text:style-name="T118">evelopment.</text:span></text:p>
      <text:p text:style-name="P49"><text:span text:style-name="T1">And then there is the </text:span><text:span text:style-name="T2">Internet</text:span><text:span text:style-name="T1">, which also resulted in huge changes in what programmers have to focus on. Computers have to perform different actions in a different manner, sometimes computers aren't even optimized to perform such actions. Let alone giving the computers instructions on how to perform these actions. That's where software comes in, building layers of abstraction so programmers get to focus on actually realizing ideas (again).</text:span></text:p>
      <text:h text:style-name="Heading_20_2" text:outline-level="2"><text:bookmark-start text:name="__RefHeading___Toc116_5293758"/>Asynchronous programming<text:bookmark-end text:name="__RefHeading___Toc116_5293758"/></text:h>
      <text:p text:style-name="P5">When an application interacts with the real world. <text:span text:style-name="T118">Take </text:span>for example an HTTP request handler. It's of course unwanted behavior that the <text:span text:style-name="T118">whole </text:span>application freezes whilst handling an HTTP request. All other HTTP requests would be blocked, this is especially bad when big computational tasks have to be completed whilst handling HTTP requests It can result in a not responding HTTP request handler (server) for hundreds of milliseconds. In order to allow more HTTP requests to be handled at simultaneously, they have to be handled asynchronous. Once an HTTP requests comes in, it will be put to the background so another piece of software can do the complex computational task, when it's completed, a function is called (<text:span text:style-name="T18">callback function</text:span>). All the complex computations will be <text:span text:style-name="T118">executed in </text:span>the background, and not by the main application process. Using this strategy, a heavy HTTP request will not block all other HTTP requests from coming in.</text:p>
      <text:p text:style-name="P5">When taking the example described above, utilizing multiple CPU cores becomes a breeze. If one makes sure the complex HTTP request handler code is utilizing multiple cores, you don't have to worry about utilizing multiple cores in <text:span text:style-name="T118">higher level</text:span> application code. This means concerns are separated, more on this in the chapter: Separation of concerns.</text:p>
      <text:h text:style-name="Heading_20_2" text:outline-level="2"><text:bookmark-start text:name="__RefHeading___Toc118_5293758"/>Separation of concerns<text:bookmark-end text:name="__RefHeading___Toc118_5293758"/></text:h>
      <text:p text:style-name="P19"><text:span text:style-name="T8">In order to keep software source code organized and maintainable it is important to make sure every </text:span><text:soft-page-break/><text:span text:style-name="T8">piece of code is doing just what it needs to do, and nothing more. This results in code that is easy to read and understand. Take for example a username validator, which could be written in a single function called</text:span><text:span text:style-name="T14"> </text:span><text:span text:style-name="T11">isValidUsername</text:span><text:span text:style-name="T8">.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text:span><text:span text:style-name="T10">new </text:span><text:span text:style-name="T8">functions like</text:span><text:span text:style-name="T14"> </text:span><text:span text:style-name="T11">hasForbiddenCharacters</text:span><text:span text:style-name="T14"> </text:span><text:span text:style-name="T8">and</text:span><text:span text:style-name="T14"> </text:span><text:span text:style-name="T11">isRequiredLength. </text:span><text:span text:style-name="T12">In</text:span><text:span text:style-name="T8"> for example a</text:span><text:span text:style-name="T14"> </text:span><text:span text:style-name="T11">username_validator</text:span><text:span text:style-name="T14"> </text:span><text:span text:style-name="T8">module, it would become easier to look at the</text:span><text:span text:style-name="T14"> </text:span><text:span text:style-name="T11">username_validator</text:span><text:span text:style-name="T14"> </text:span><text:span text:style-name="T8">module source code and quickly grasp what is going on. Separating concerns can bring problems of its own, this will be discussed in the chapter: Loosely coupled application logic.</text:span></text:p>
      <text:h text:style-name="Heading_20_2" text:outline-level="2"><text:bookmark-start text:name="__RefHeading___Toc120_5293758"/>Loosely coupled application logic<text:bookmark-end text:name="__RefHeading___Toc120_5293758"/></text:h>
      <text:p text:style-name="P5">When a piece of code changes within software, it's important to know what effects these changes will cause. When working on software with large code bases, this tracking of effects can become hard. If 20 pieces of <text:span text:style-name="T119">some piece</text:span> software depend on the result of one piece of code, and that one piece is going to produce different results, the other 20 pieces have to be changed manually so they can work with the new results received when <text:span text:style-name="T119">executing</text:span> the changed piece of code. This is called tightly coupled application logic.</text:p>
      <text:p text:style-name="P5">In order to overcome this problem, the application logic has to be coupled loosely. This can be done by implementing APIs. The 20 pieces of code that are <text:span text:style-name="T91">dependent</text:span> on the result of the changed piece of code will make calls to an API instead of calling the code functionality manually. This means that as long as the API won't change, the 20 pieces of code won't have to change. Whilst it is now possible to change the code behind the API. Changes to the code behind the API will only require the API to be updated.</text:p>
      <text:h text:style-name="Heading_20_2" text:outline-level="2"><text:bookmark-start text:name="__RefHeading___Toc124_5293758"/>Problem to solve<text:bookmark-end text:name="__RefHeading___Toc124_5293758"/></text:h>
      <text:p text:style-name="P50">Programmers may have a difficult time writing asynchronous and multiple core utilizing code within larger code bases, where separation of concerns is important in order to keep the code base structured, testable and maintainable. </text:p>
      <text:p text:style-name="P51">When writing code, programmers shouldn't have to spend more time writing asynchronous and multiple core utilizing code than they would be when writing synchronous and single threaded code. This in order to focus more on the goal instead of the road towards the goal.</text:p>
      <text:h text:style-name="Heading_20_2" text:outline-level="2"><text:bookmark-start text:name="__RefHeading___Toc126_5293758"/>Solution to the problem<text:bookmark-end text:name="__RefHeading___Toc126_5293758"/></text:h>
      <text:p text:style-name="P18">A simple, lightweight and flexible library which makes it easy to write small pieces of asynchronous and multiple core utilizing code within projects that require a structured, testable and maintainable code base. </text:p>
      <text:p text:style-name="Text_20_body"><text:bookmark-start text:name="__RefHeading___Toc130_529375826"/><text:bookmark-end text:name="__RefHeading___Toc130_529375826"/></text:p>
      <text:h text:style-name="P69" text:outline-level="1"><text:bookmark-start text:name="__RefHeading___Toc1587_1239941139"/><text:soft-page-break/>API<text:bookmark-end text:name="__RefHeading___Toc1587_1239941139"/></text:h>
      <text:h text:style-name="P75" text:outline-level="2"><text:bookmark-start text:name="__RefHeading___Toc198_5293758"/><text:span text:style-name="T87">g</text:span>etConstructor<text:bookmark-end text:name="__RefHeading___Toc198_5293758"/></text:h>
      <text:p text:style-name="P34">The getConstructor function is used to get an f_ task list. All configuration before execution is done by passing it an <text:span text:style-name="T18">options</text:span> object. The <text:span text:style-name="T18">options</text:span> object can have certain properties which configure the f_ task list, they are described here.</text:p>
      <text:h text:style-name="P80" text:outline-level="3"><text:bookmark-start text:name="__RefHeading___Toc1267_1147079131"/>initializer<text:bookmark-end text:name="__RefHeading___Toc1267_1147079131"/></text:h>
      <text:p text:style-name="P35">The <text:span text:style-name="T18">initializer</text:span><text:span text:style-name="T45"> property is an optional way to provide a class initializer function. This function will be passed the arguments passed upon initialization of an instance from the class returned by </text:span><text:span text:style-name="T18">getConstructor </text:span><text:span text:style-name="T45">function.</text:span></text:p>
      <text:h text:style-name="P81" text:outline-level="3"><text:bookmark-start text:name="__RefHeading___Toc1269_1147079131"/>function_flow<text:bookmark-end text:name="__RefHeading___Toc1269_1147079131"/></text:h>
      <text:p text:style-name="P40"><text:span text:style-name="T45">The tasks which are supposed to run can be defined b</text:span>y passing the <text:span text:style-name="T18">getConstructor </text:span><text:span text:style-name="T45">function a </text:span><text:span text:style-name="T18">function_flow</text:span><text:span text:style-name="T45"> property in the </text:span><text:span text:style-name="T18">options</text:span><text:span text:style-name="T45"> object </text:span><text:span text:style-name="T57">when calling it</text:span><text:span text:style-name="T45">. The elements in the array are objects with 2 required properties: </text:span><text:span text:style-name="T18">name</text:span><text:span text:style-name="T45"> and </text:span><text:span text:style-name="T18">function. </text:span><text:span text:style-name="T45">The </text:span><text:span text:style-name="T18">name </text:span><text:span text:style-name="T45">property is used for feedback purposes and the </text:span><text:span text:style-name="T18">function</text:span><text:span text:style-name="T45"> property is the actual </text:span><text:span text:style-name="T57">task list item (</text:span><text:span text:style-name="T45">function</text:span><text:span text:style-name="T57">)</text:span><text:span text:style-name="T45"> to execute.</text:span></text:p>
      <text:h text:style-name="P82" text:outline-level="3"><text:bookmark-start text:name="__RefHeading___Toc1589_1239941139"/>custom_prototype<text:bookmark-end text:name="__RefHeading___Toc1589_1239941139"/></text:h>
      <text:p text:style-name="P29">This property is used to set custom prototype properties to the returned <text:span text:style-name="T18">f_Constructor.</text:span></text:p>
      <text:p text:style-name="P28">@EXTRA more properties passed to getConstructor?</text:p>
      <text:h text:style-name="P75" text:outline-level="2"><text:bookmark-start text:name="__RefHeading___Toc200_5293758"/>instance_modules<text:bookmark-end text:name="__RefHeading___Toc200_5293758"/></text:h>
      <text:p text:style-name="P36">A few modules and their required data will be applied to instances of f_ task classes. These are <text:span text:style-name="T64">described below.</text:span></text:p>
      <text:h text:style-name="P83" text:outline-level="3"><text:bookmark-start text:name="__RefHeading___Toc1271_1147079131"/>err<text:bookmark-end text:name="__RefHeading___Toc1271_1147079131"/></text:h>
      <text:p text:style-name="P36"><text:span text:style-name="T45">The </text:span><text:span text:style-name="T18">err</text:span><text:span text:style-name="T45"> module </text:span><text:span text:style-name="T61">is function that holds</text:span><text:span text:style-name="T45"> all errors </text:span><text:span text:style-name="T59">in a property called </text:span><text:span text:style-name="T27">data</text:span><text:span text:style-name="T59"> which is an array</text:span><text:span text:style-name="T45">. </text:span><text:span text:style-name="T59">These errors are runtime level errors thrown by the engine, but also errors thrown by the f_ task list items.</text:span><text:span text:style-name="T45"> </text:span><text:span text:style-name="T58">Errors are objects containing an error object and an property called </text:span><text:span text:style-name="T26">time</text:span><text:span text:style-name="T58"> which holds the time the error occurred in Epoch format.</text:span><text:span text:style-name="T18"> </text:span><text:span text:style-name="T61">Upon calling </text:span><text:span text:style-name="T29">err</text:span><text:span text:style-name="T61">, </text:span><text:span text:style-name="T62">the </text:span><text:span text:style-name="T30">history </text:span><text:span text:style-name="T62">method is called and </text:span><text:span text:style-name="T63">is </text:span><text:span text:style-name="T62">passed the </text:span><text:span text:style-name="T30">err</text:span><text:span text:style-name="T62"> object. </text:span><text:span text:style-name="T65">The </text:span><text:span text:style-name="T33">err</text:span><text:span text:style-name="T65"> objects are stored in the </text:span><text:span text:style-name="T33">data </text:span><text:span text:style-name="T65">array in the order of occurrence .</text:span></text:p>
      <text:h text:style-name="P83" text:outline-level="3"><text:bookmark-start text:name="__RefHeading___Toc1273_1147079131"/>log<text:bookmark-end text:name="__RefHeading___Toc1273_1147079131"/></text:h>
      <text:p text:style-name="P37">The <text:span text:style-name="T18">log</text:span><text:span text:style-name="T45"> module is a function with a property called </text:span><text:span text:style-name="T18">data</text:span><text:span text:style-name="T45">. The </text:span><text:span text:style-name="T18">data</text:span><text:span text:style-name="T45"> property is an array containing log objects. The log objects has two properties: </text:span><text:span text:style-name="T18">time</text:span><text:span text:style-name="T45"> and </text:span><text:span text:style-name="T18">message. </text:span><text:span text:style-name="T45">Where </text:span><text:span text:style-name="T18">time</text:span><text:span text:style-name="T45"> is the time the </text:span><text:span text:style-name="T18">log</text:span><text:span text:style-name="T45"> function is called in Epoch format. And </text:span><text:span text:style-name="T18">message </text:span><text:span text:style-name="T45">is the argument passed to the </text:span><text:span text:style-name="T18">log</text:span><text:span text:style-name="T45"> function when </text:span><text:soft-page-break/><text:span text:style-name="T45">calling it. </text:span><text:span text:style-name="T60">The </text:span><text:span text:style-name="T28">message </text:span><text:span text:style-name="T60">property can be of any data type. </text:span><text:span text:style-name="T65">Just like with calling </text:span><text:span text:style-name="T33">err,</text:span><text:span text:style-name="T61"> calling </text:span><text:span text:style-name="T31">log</text:span><text:span text:style-name="T61">, </text:span><text:span text:style-name="T65">calls </text:span><text:span text:style-name="T62">the </text:span><text:span text:style-name="T31">history</text:span><text:span text:style-name="T30"> </text:span><text:span text:style-name="T65">function</text:span><text:span text:style-name="T62"> and </text:span><text:span text:style-name="T63">is </text:span><text:span text:style-name="T62">passed the </text:span><text:span text:style-name="T32">log</text:span><text:span text:style-name="T62"> object.</text:span></text:p>
      <text:h text:style-name="P83" text:outline-level="3"><text:bookmark-start text:name="__RefHeading___Toc1275_1147079131"/>History<text:bookmark-end text:name="__RefHeading___Toc1275_1147079131"/></text:h>
      <text:p text:style-name="P38">The history module is a function containing all <text:span text:style-name="T18">log</text:span><text:span text:style-name="T45"> and </text:span><text:span text:style-name="T18">err </text:span><text:span text:style-name="T45">objects. Just like </text:span><text:span text:style-name="T18">log </text:span><text:span text:style-name="T45">and </text:span><text:span text:style-name="T18">err</text:span><text:span text:style-name="T45"> data is stored in the order of </text:span><text:span text:style-name="T65">occurrence. </text:span><text:span text:style-name="T66">It can be useful to have a log of everything that happened whilst running a task list, and not just 2 separate logs for errors and notifications.</text:span></text:p>
      <text:h text:style-name="P75" text:outline-level="2"><text:bookmark-start text:name="__RefHeading___Toc202_5293758"/><text:span text:style-name="T93">m</text:span>ethods<text:bookmark-end text:name="__RefHeading___Toc202_5293758"/></text:h>
      <text:p text:style-name="P32">All f_ its functionality for f_ task lists is contained in the methods described below. <text:span text:style-name="T94">These methods are bound to the top level scope of the f_ task list instance, they are prefixed with </text:span><text:span text:style-name="T23">f_</text:span><text:span text:style-name="T94">. So for example if you want to continue to the next f_ task in the f_ task list, </text:span><text:span text:style-name="T23">f_next</text:span><text:span text:style-name="T54"> is called.</text:span></text:p>
      <text:h text:style-name="P84" text:outline-level="3"><text:bookmark-start text:name="__RefHeading___Toc204_5293758"/><text:span text:style-name="T95">n</text:span>ext<text:bookmark-end text:name="__RefHeading___Toc204_5293758"/></text:h>
      <text:p text:style-name="P47">When <text:span text:style-name="T18">next </text:span><text:span text:style-name="T45">is called, the next function in the f_ task list its </text:span><text:span text:style-name="T18">function_flow</text:span><text:span text:style-name="T45"> array will be called. </text:span><text:span text:style-name="T55">Which function is called depends on the position of the </text:span><text:span text:style-name="T24">function_flow </text:span><text:span text:style-name="T55">iterator. When there is no function to be called due to the completion of the f_ task list, the </text:span><text:span text:style-name="T24">finish</text:span><text:span text:style-name="T55"> method is called. </text:span><text:span text:style-name="T70">The arguments passed when calling </text:span><text:span text:style-name="T37">next</text:span><text:span text:style-name="T70"> are passed to the next function in the </text:span><text:span text:style-name="T37">function_flow</text:span><text:span text:style-name="T70"> array.</text:span></text:p>
      <text:h text:style-name="P85" text:outline-level="3"><text:bookmark-start text:name="__RefHeading___Toc1663_341604284"/>go<text:bookmark-end text:name="__RefHeading___Toc1663_341604284"/></text:h>
      <text:p text:style-name="P48">The <text:span text:style-name="T18">go </text:span><text:span text:style-name="T45">method is an alias for the </text:span><text:span text:style-name="T18">next</text:span><text:span text:style-name="T45"> method, it calls the </text:span><text:span text:style-name="T18">next</text:span><text:span text:style-name="T45"> method. This method exists because of the reason it sometimes makes the code needed for the initialization of an f_ task list class more expressive.</text:span></text:p>
      <text:h text:style-name="P84" text:outline-level="3"><text:bookmark-start text:name="__RefHeading___Toc206_5293758"/><text:span text:style-name="T84">a</text:span>bort<text:bookmark-end text:name="__RefHeading___Toc206_5293758"/></text:h>
      <text:p text:style-name="P25">This method is can be called within an f_ task to abort the f_ task list. Calling <text:span text:style-name="T18">abort </text:span><text:span text:style-name="T45">results in the f_ task list to be stopped, no new functions from the </text:span><text:span text:style-name="T18">function_flow</text:span><text:span text:style-name="T45"> array are called. </text:span><text:span text:style-name="T47">This method takes an error as an </text:span><text:span text:style-name="T48">argument</text:span><text:span text:style-name="T47">. </text:span><text:span text:style-name="T51">When the </text:span><text:span text:style-name="T20">abort</text:span><text:span text:style-name="T51"> function is called, the </text:span><text:span text:style-name="T20">abort</text:span><text:span text:style-name="T51"> event is fired. </text:span><text:span text:style-name="T52">A property will be added to the task list: </text:span><text:span text:style-name="T21">f_</text:span><text:span text:style-name="T22">aborted</text:span><text:span text:style-name="T21">_at</text:span><text:span text:style-name="T52">, which contains </text:span><text:span text:style-name="T53">an</text:span><text:span text:style-name="T52"> Epoch time stamp.</text:span></text:p>
      <text:h text:style-name="P84" text:outline-level="3"><text:bookmark-start text:name="__RefHeading___Toc208_5293758"/><text:span text:style-name="T85">f</text:span>inish<text:bookmark-end text:name="__RefHeading___Toc208_5293758"/></text:h>
      <text:p text:style-name="P26">Calling this method <text:span text:style-name="T86">will finish a f_ task list, which means no more functions from the </text:span><text:span text:style-name="T21">function_flow</text:span><text:span text:style-name="T52"> are getting called. A property will be added to the task list: </text:span><text:span text:style-name="T21">f_completed_at</text:span><text:span text:style-name="T52">, which contains </text:span><text:span text:style-name="T53">an</text:span><text:span text:style-name="T52"> Epoch time stamp.</text:span></text:p>
      <text:h text:style-name="P86" text:outline-level="3"><text:bookmark-start text:name="__RefHeading___Toc210_5293758"/><text:span text:style-name="T80">r</text:span>etryAll<text:bookmark-end text:name="__RefHeading___Toc210_5293758"/></text:h>
      <text:p text:style-name="P24">The <text:span text:style-name="T18">retryAll </text:span><text:span text:style-name="T45">method starts the current f_ task list from the start, </text:span><text:span text:style-name="T56">meaning the first function in the </text:span><text:span text:style-name="T25">function_flow</text:span><text:span text:style-name="T56"> array</text:span><text:span text:style-name="T45">. This method takes an error as an </text:span><text:span text:style-name="T48">argument</text:span><text:span text:style-name="T45">.</text:span></text:p>
      <text:h text:style-name="P84" text:outline-level="3"><text:bookmark-start text:name="__RefHeading___Toc212_5293758"/><text:soft-page-break/><text:span text:style-name="T80">r</text:span>etryThis<text:bookmark-end text:name="__RefHeading___Toc212_5293758"/></text:h>
      <text:p text:style-name="P24">The <text:span text:style-name="T18">retryThis</text:span><text:span text:style-name="T45"> method re-runs the current f_ task. An alias could be </text:span><text:span text:style-name="T18">retryFromHere. </text:span><text:span text:style-name="T45">The f_ task list will be continued like normal when the current f_ task calls the </text:span><text:span text:style-name="T18">next </text:span><text:span text:style-name="T45"><text:s/>method. The </text:span><text:span text:style-name="T18">retryThis </text:span><text:span text:style-name="T45">method will increment the task it was called from its try counter. This method takes an error as an </text:span><text:span text:style-name="T49">a</text:span><text:span text:style-name="T50">rgument</text:span><text:span text:style-name="T45">.</text:span></text:p>
      <text:h text:style-name="P84" text:outline-level="3"><text:bookmark-start text:name="__RefHeading___Toc214_5293758"/><text:span text:style-name="T92">r</text:span>etryFrom<text:bookmark-end text:name="__RefHeading___Toc214_5293758"/></text:h>
      <text:p text:style-name="P27">When this method is called and passed a<text:span text:style-name="T93">n</text:span> f_ task name from the f_ task list, the f_ task list will be restarted from the f_ task matching the name passed. This method can be useful if a certain part of the f_ task list has successfully been executed and it's not necessary to retry those f_ tasks. This method takes an error as an argument.</text:p>
      <text:h text:style-name="P84" text:outline-level="3"><text:bookmark-start text:name="__RefHeading___Toc216_5293758"/>retryMethod<text:bookmark-end text:name="__RefHeading___Toc216_5293758"/></text:h>
      <text:p text:style-name="P39">The <text:span text:style-name="T18">retryMethod</text:span><text:span text:style-name="T45"> method tries the given method passed as a string as argument one, as the second argument it takes an error. </text:span><text:span text:style-name="T71">The </text:span><text:span text:style-name="T38">retryMethod</text:span><text:span text:style-name="T45"> method increments the </text:span><text:span text:style-name="T71">function </text:span><text:span text:style-name="T45">it is called from its </text:span><text:span text:style-name="T18">tries</text:span><text:span text:style-name="T45"> count. </text:span></text:p>
      <text:h text:style-name="P67" text:outline-level="1"/>
      <text:h text:style-name="P73" text:outline-level="1"><text:bookmark-start text:name="__RefHeading___Toc1591_1239941139"/>Examples<text:bookmark-end text:name="__RefHeading___Toc1591_1239941139"/></text:h>
      <text:p text:style-name="P15">These examples are for demonstration purposes only. They contain minimal functionality in order to showcase how f_ works, with both synchronous and asynchronous code.</text:p>
      <text:h text:style-name="P76" text:outline-level="2"><text:bookmark-start text:name="__RefHeading___Toc228_5293758"/>Minimal<text:bookmark-end text:name="__RefHeading___Toc228_5293758"/></text:h>
      <text:p text:style-name="P41">This example <text:span text:style-name="T105">shows the minimal functionality of f_. By creating an f_ </text:span><text:span text:style-name="T34">Tasks </text:span><text:span text:style-name="T67">class, which has functions in the passed </text:span><text:span text:style-name="T34">function_flow</text:span><text:span text:style-name="T67"> array property. These functions get called when the </text:span><text:span text:style-name="T34">next</text:span><text:span text:style-name="T67"> or </text:span><text:span text:style-name="T34">go</text:span><text:span text:style-name="T67"> method</text:span><text:span text:style-name="T68">s</text:span><text:span text:style-name="T67"> of </text:span><text:span text:style-name="T68">the </text:span><text:span text:style-name="T35">tasks </text:span><text:span text:style-name="T68">instance is </text:span><text:span text:style-name="T67">called. </text:span><text:span text:style-name="T69">The </text:span><text:span text:style-name="T36">task</text:span><text:span text:style-name="T69"> list is started by calling the </text:span><text:span text:style-name="T36">go</text:span><text:span text:style-name="T69"> method, after the </text:span><text:span text:style-name="T36">tasks</text:span><text:span text:style-name="T69"> instance is drawn from the </text:span><text:span text:style-name="T36">Tasks </text:span><text:span text:style-name="T69">class.</text:span></text:p>
      <text:p text:style-name="P30"/>
      <text:p text:style-name="P60">const Tasks = f_.getConstructor({</text:p>
      <text:p text:style-name="P60"><text:s text:c="2"/>function_flow: [</text:p>
      <text:p text:style-name="P60"><text:s text:c="4"/>{</text:p>
      <text:p text:style-name="P60"><text:s text:c="6"/>name: 'method1',</text:p>
      <text:p text:style-name="P60"><text:s text:c="6"/>function: function method1() {</text:p>
      <text:p text:style-name="P60"><text:s text:c="8"/>this.f_next();</text:p>
      <text:p text:style-name="P60"><text:s text:c="6"/>}</text:p>
      <text:p text:style-name="P60"><text:s text:c="4"/>},</text:p>
      <text:p text:style-name="P60"><text:s text:c="4"/>{</text:p>
      <text:p text:style-name="P60"><text:s text:c="6"/>name: 'method2',</text:p>
      <text:p text:style-name="P60"><text:s text:c="6"/>function: function method2() {</text:p>
      <text:p text:style-name="P60"><text:s text:c="8"/>this.f_next();</text:p>
      <text:p text:style-name="P60"><text:s text:c="6"/>}</text:p>
      <text:p text:style-name="P60"><text:s text:c="4"/>}</text:p>
      <text:p text:style-name="P60"><text:s text:c="2"/>]</text:p>
      <text:p text:style-name="P60">});</text:p>
      <text:p text:style-name="P60"/>
      <text:p text:style-name="P60">let tasks = Tasks();</text:p>
      <text:p text:style-name="P60"/>
      <text:p text:style-name="P60">tasks.f_go;</text:p>
      <text:h text:style-name="P77" text:outline-level="2"/>
      <text:h text:style-name="P79" text:outline-level="2"><text:bookmark-start text:name="__RefHeading___Toc230_5293758"/>Source code collector<text:bookmark-end text:name="__RefHeading___Toc230_5293758"/></text:h>
      <text:p text:style-name="P45">This example demonstrates the use of f_ its asynchronous capabilities. Once a new tasks instance is drawn from the Tasks class, it sends an HTTPS request to the URL passed in the <text:span text:style-name="T18">custom_data</text:span><text:span text:style-name="T45"> property. If no errors occur, the next method is called, </text:span><text:span text:style-name="T18">saveSource</text:span><text:span text:style-name="T45">. Which then writes the source code </text:span><text:span text:style-name="T44">d.body </text:span><text:span text:style-name="T77">to</text:span><text:span text:style-name="T45"> a file w</text:span><text:span text:style-name="T72">hich has the passed </text:span><text:span text:style-name="T39">file_name</text:span><text:span text:style-name="T72"> as its file name. </text:span><text:span text:style-name="T73">Events are handled by the event handlers bound to the </text:span><text:span text:style-name="T40">error, abort, </text:span><text:span text:style-name="T73">and </text:span><text:span text:style-name="T40">finish</text:span><text:span text:style-name="T73"> events.</text:span></text:p>
      <text:p text:style-name="P31"/>
      <text:p text:style-name="P61">const Tasks = f_.getConstructor({</text:p>
      <text:p text:style-name="P61"><text:s text:c="2"/>initializer: function initializer(o) {</text:p>
      <text:p text:style-name="P61"><text:s text:c="4"/>this.o = o.url;</text:p>
      <text:p text:style-name="P61"><text:s text:c="4"/>this.d.body = '';</text:p>
      <text:p text:style-name="P61"><text:s text:c="2"/>},</text:p>
      <text:p text:style-name="P61"><text:s text:c="2"/>function_flow: [</text:p>
      <text:p text:style-name="P61"><text:s text:c="4"/>{</text:p>
      <text:p text:style-name="P61"><text:s text:c="6"/>name: 'getSource',</text:p>
      <text:p text:style-name="P61"><text:s text:c="6"/>function: function getSource() {</text:p>
      <text:p text:style-name="P61"><text:s text:c="8"/>https.get(this.o.url, (res) =&gt; {</text:p>
      <text:p text:style-name="P61"><text:s text:c="10"/>res.on('data', (chunk) =&gt; this.d,body += chunk);</text:p>
      <text:p text:style-name="P61"><text:s text:c="10"/>res.on('end', () =&gt; this.f_next());</text:p>
      <text:p text:style-name="P61"><text:s text:c="10"/>res.on('error', (err) =&gt; this.f_retryThis(err));</text:p>
      <text:p text:style-name="P61"><text:s text:c="8"/>});</text:p>
      <text:p text:style-name="P61"><text:s text:c="6"/>}</text:p>
      <text:p text:style-name="P61"><text:s text:c="4"/>},</text:p>
      <text:p text:style-name="P61"><text:s text:c="4"/>{</text:p>
      <text:p text:style-name="P61"><text:s text:c="6"/>name: 'saveSource',</text:p>
      <text:p text:style-name="P61"><text:s text:c="6"/>function: function saveSource() {</text:p>
      <text:p text:style-name="P61"><text:s text:c="8"/>fs.writeFile(this.<text:span text:style-name="T112">o.file_name</text:span>, this.d.body, (err) =&gt; {</text:p>
      <text:p text:style-name="P61"><text:s text:c="10"/>if (err) {</text:p>
      <text:p text:style-name="P61"><text:s text:c="12"/>return this.f_retryThis(err);</text:p>
      <text:p text:style-name="P61"><text:s text:c="10"/>}</text:p>
      <text:p text:style-name="P61"><text:s text:c="10"/>this.f_next();</text:p>
      <text:p text:style-name="P61"><text:s text:c="8"/>});</text:p>
      <text:p text:style-name="P61"><text:s text:c="6"/>}</text:p>
      <text:p text:style-name="P61"><text:s text:c="4"/>}</text:p>
      <text:p text:style-name="P61"><text:s text:c="2"/>]</text:p>
      <text:p text:style-name="P61">});</text:p>
      <text:p text:style-name="P61"/>
      <text:p text:style-name="P61">let tasks = new Tasks({</text:p>
      <text:p text:style-name="P61"><text:s text:c="2"/>custom_data: {</text:p>
      <text:p text:style-name="P61"><text:s text:c="4"/>url: 'https://github.com',</text:p>
      <text:p text:style-name="P61"><text:s text:c="4"/><text:span text:style-name="T112">file_name: 'github'</text:span></text:p>
      <text:p text:style-name="P61"><text:s text:c="2"/>}</text:p>
      <text:p text:style-name="P61">});</text:p>
      <text:p text:style-name="P62"/>
      <text:p text:style-name="P62">tasks.on('error', (err) =&gt; console.log('Error', err));</text:p>
      <text:p text:style-name="P62">tasks.on('abort', (err) =&gt; console.log('Abort', err));</text:p>
      <text:p text:style-name="P62">tasks.on('finish' () =&gt; console.log('Finish')); </text:p>
      <text:p text:style-name="P61"/>
      <text:p text:style-name="P61">tasks.f_go();</text:p>
      <text:h text:style-name="P76" text:outline-level="2"><text:bookmark-start text:name="__RefHeading___Toc232_5293758"/><text:soft-page-break/>HTTP request handler<text:bookmark-end text:name="__RefHeading___Toc232_5293758"/></text:h>
      <text:p text:style-name="P46">In this example f_ instances are used as HTTP request handlers. <text:span text:style-name="T115">The initializer takes an options object </text:span><text:span text:style-name="T41">o. </text:span><text:span text:style-name="T74">The options object </text:span><text:span text:style-name="T41">o</text:span><text:span text:style-name="T74"> contains the HTTP request its request and response object as the key value pairs </text:span><text:span text:style-name="T41">req</text:span><text:span text:style-name="T74"> and </text:span><text:span text:style-name="T41">res</text:span><text:span text:style-name="T74">. After the initializer is done, the </text:span><text:span text:style-name="T41">go</text:span><text:span text:style-name="T74"> method is called. Calling the first function in the </text:span><text:span text:style-name="T41">function_flow</text:span><text:span text:style-name="T74"> array, </text:span><text:span text:style-name="T41">extractInfo</text:span><text:span text:style-name="T74">. </text:span><text:span text:style-name="T75">This functions stores the request its URL and method in the data namespace </text:span><text:span text:style-name="T42">d </text:span><text:span text:style-name="T75">and calls the </text:span><text:span text:style-name="T42">next, </text:span><text:span text:style-name="T43">w</text:span><text:span text:style-name="T76">hich then calls the </text:span><text:span text:style-name="T43">logInfo </text:span><text:span text:style-name="T76">function. The </text:span><text:span text:style-name="T43">logInfo</text:span><text:span text:style-name="T76"> function simply logs the request its URL and method to the console and calls the </text:span><text:span text:style-name="T43">next</text:span><text:span text:style-name="T76"> method, which calls the final function in the </text:span><text:span text:style-name="T43">function_flow </text:span><text:span text:style-name="T76">called </text:span><text:span text:style-name="T43">writeRes</text:span><text:span text:style-name="T76">. The </text:span><text:span text:style-name="T43">writeRes</text:span><text:span text:style-name="T76"> function writes the request its method and URL in a concatenated string as the HTTP request its response, calling the </text:span><text:span text:style-name="T43">next</text:span><text:span text:style-name="T76"> method for the last time, finishing the f_ task list.</text:span></text:p>
      <text:p text:style-name="P46"/>
      <text:p text:style-name="P63">const HttpReqHandler = f_.getConstructor({</text:p>
      <text:p text:style-name="P63"><text:s text:c="2"/>initializer: function initializer(o) {</text:p>
      <text:p text:style-name="P63"><text:s text:c="4"/>this.o = o;</text:p>
      <text:p text:style-name="P63"><text:s text:c="2"/>},</text:p>
      <text:p text:style-name="P63"><text:s text:c="2"/>function_flow: [</text:p>
      <text:p text:style-name="P63"><text:s text:c="4"/>{</text:p>
      <text:p text:style-name="P63"><text:s text:c="6"/>name: 'extractInfo',</text:p>
      <text:p text:style-name="P63"><text:s text:c="6"/>function: function extractInfo() {</text:p>
      <text:p text:style-name="P63"><text:s text:c="8"/>this.d.req_url = this.o.req.url;</text:p>
      <text:p text:style-name="P63"><text:s text:c="8"/>this.d.req_method = this.o.req.method;</text:p>
      <text:p text:style-name="P63"><text:s text:c="8"/>this.f_next();</text:p>
      <text:p text:style-name="P63"><text:s text:c="6"/>}</text:p>
      <text:p text:style-name="P63"><text:s text:c="4"/>},</text:p>
      <text:p text:style-name="P63"><text:s text:c="4"/>{</text:p>
      <text:p text:style-name="P63"><text:s text:c="6"/>name: 'logInfo',</text:p>
      <text:p text:style-name="P63"><text:s text:c="6"/>function: function logInfo() {</text:p>
      <text:p text:style-name="P63"><text:s text:c="8"/>console.log(this.d.req_method, this.d.req_url);</text:p>
      <text:p text:style-name="P63"><text:s text:c="8"/><text:span text:style-name="T116">this.f_next();</text:span></text:p>
      <text:p text:style-name="P63"><text:s text:c="6"/>}</text:p>
      <text:p text:style-name="P63"><text:s text:c="4"/>},</text:p>
      <text:p text:style-name="P63"><text:s text:c="4"/>{</text:p>
      <text:p text:style-name="P63"><text:s text:c="6"/>name: 'writeRes',</text:p>
      <text:p text:style-name="P63"><text:s text:c="6"/>function: function writeRes() {</text:p>
      <text:p text:style-name="P63"><text:s text:c="8"/>this.o.res.write(this.d.req_method + ' ' + this.d.req_url);</text:p>
      <text:p text:style-name="P63"><text:s text:c="8"/>this.o.res.end();</text:p>
      <text:p text:style-name="P63"><text:s text:c="8"/>this.f_next();</text:p>
      <text:p text:style-name="P63"><text:s text:c="6"/>}</text:p>
      <text:p text:style-name="P63"><text:s text:c="4"/>}</text:p>
      <text:p text:style-name="P63"><text:s text:c="2"/>]</text:p>
      <text:p text:style-name="P63">});</text:p>
      <text:p text:style-name="P63"/>
      <text:p text:style-name="P63">// <text:span text:style-name="T113">Create an HTTP server, pass a function that initializes a new</text:span></text:p>
      <text:p text:style-name="P63">// <text:span text:style-name="T113">HttpReqHandler every time an HTTP request is made to server.</text:span></text:p>
      <text:p text:style-name="P63">// <text:span text:style-name="T113">The HTTP request and response objects are passed to the HttpReqHandler</text:span></text:p>
      <text:p text:style-name="P63">// <text:span text:style-name="T113">instance as key value pairs in an object. Finally, start listening for</text:span></text:p>
      <text:p text:style-name="P63">// <text:span text:style-name="T114">incoming HTTP request on port 3333.</text:span></text:p>
      <text:p text:style-name="P64">http.createServer((req, res) =&gt; (new HttpReqHandler({ req, res })).f_go())</text:p>
      <text:p text:style-name="P64"><text:s text:c="2"/>.listen(3333);</text:p>
      <text:h text:style-name="P71" text:outline-level="1"><text:bookmark-start text:name="__RefHeading___Toc130_5293758"/>Application development<text:bookmark-end text:name="__RefHeading___Toc130_5293758"/></text:h>
      <text:p text:style-name="P5">In order to build and maintain this project a set of development tools are used, like code linters and hosted code coverage services. These tools will be discussed in this chapter.</text:p>
      <text:h text:style-name="Heading_20_2" text:outline-level="2"><text:bookmark-start text:name="__RefHeading___Toc132_5293758"/>Continuous integration<text:bookmark-end text:name="__RefHeading___Toc132_5293758"/></text:h>
      <text:p text:style-name="P8">Continuous integration stands for the continuous supply information about an application its development status. Using continuously integrated tools whilst developing an application offers a lot of help to programmers, they can automate a lot of tedious yet necessary tasks and processes. <text:span text:style-name="T96">Some examples are: building the application on multiple platforms and running test suites.</text:span></text:p>
      <text:h text:style-name="Heading_20_3" text:outline-level="3"><text:bookmark-start text:name="__RefHeading___Toc134_5293758"/>Integration tests<text:bookmark-end text:name="__RefHeading___Toc134_5293758"/></text:h>
      <text:p text:style-name="P5"><text:bookmark-start text:name="__RefHeading___Toc136_529375828"/>In order to ship software which is supposed to run everywhere, a lot more variables have to be taken in account when a final verdict has to be made about whether the software is ready to ship or not. Some examples are: multiple operating systems, multiple CPU architectures, differing GPU clock speeds, <text:span text:style-name="T88">etc</text:span>. When testing software, it's important to take things like these in account. <text:span text:style-name="T89">This can be a time consuming process, proper integration tests can automate these processes. Of course, a</text:span> client won't pay if your software runs on your computer and not on theirs. That's where integration tests come in, testing whether everything integrates nicely <text:span text:style-name="T89">with</text:span>in <text:span text:style-name="T89">(</text:span>common<text:span text:style-name="T89">)</text:span> (computer) setups.<text:bookmark-end text:name="__RefHeading___Toc136_529375828"/></text:p>
      <text:h text:style-name="Heading_20_3" text:outline-level="3"><text:bookmark-start text:name="__RefHeading___Toc136_5293758"/>Travis-ci<text:bookmark-end text:name="__RefHeading___Toc136_5293758"/></text:h>
      <text:p text:style-name="P20"><text:span text:style-name="T1">Travis-ci is a (free for open source projects) hosted continuous integration </text:span><text:span text:style-name="T5">build</text:span><text:span text:style-name="T1"> service. Travis-ci builds application according to which language/environment is used. If I'd for example wanted Travis-ci to build a C application for me, I'd instruct Travis-ci run the</text:span><text:span text:style-name="T15"> </text:span><text:span text:style-name="T13">make</text:span><text:span text:style-name="T15"> </text:span><text:span text:style-name="T1">file. Every time an update is made to the remotely hosted repository, Travis-ci will download the latest source code and tries to build the application. </text:span><text:span text:style-name="T6">The build status can be viewed </text:span><text:a xlink:type="simple" xlink:href="https://travis-ci.org/opensoars/f_" text:style-name="Internet_20_link" text:visited-style-name="Visited_20_Internet_20_Link">here</text:a>.</text:p>
      <text:h text:style-name="P88" text:outline-level="3"><text:bookmark-start text:name="__RefHeading___Toc142_5293758"/>Unit tests<text:bookmark-end text:name="__RefHeading___Toc142_5293758"/></text:h>
      <text:p text:style-name="P5">Testing application functionality is important. How does a programmer know a piece of software is working as expected without testing it? The answer is simple: they don't. Every piece of software can be tested manually, every time an update is done to the source code. This of course requires a lot of time and effort, which results in programmers having less time to focus on the actual translation of an idea to a computer language. When for example a function its functionality won't be changed in the near future, a test suite can be written for it. This test suite will execute specific pieces of code and checks whether the results are as expected. When a result differs from what was expected, the programmer will be notified.</text:p>
      <text:h text:style-name="Heading_20_3" text:outline-level="3"><text:bookmark-start text:name="__RefHeading___Toc140_5293758"/><text:soft-page-break/>Mocha<text:bookmark-end text:name="__RefHeading___Toc140_5293758"/></text:h>
      <text:p text:style-name="P19"><text:bookmark-start text:name="__RefHeading___Toc140_529375829"/><text:span text:style-name="T8">Mocha is an open source JavaScript testing framework which works together nicely with other tools like code linters and code-coverage information collectors. It offers a simple API with which test suites can be described. When written correctly, test code looks a lot like English. Take for example some tests which would be written for a custom math library/module called</text:span><text:span text:style-name="T14"> </text:span><text:span text:style-name="T11">mather</text:span><text:span text:style-name="T8">.</text:span><text:bookmark-end text:name="__RefHeading___Toc140_529375829"/></text:p>
      <text:p text:style-name="P54">describe('mather (custom math library)', () <text:span text:style-name="T80">=&gt; </text:span>{</text:p>
      <text:p text:style-name="P55"><text:s text:c="2"/>describe('.add', () <text:span text:style-name="T80">=&gt; </text:span>{</text:p>
      <text:p text:style-name="P55"><text:s text:c="4"/>it('adds argument1 and argument2 together', () <text:span text:style-name="T80">=&gt; </text:span>{</text:p>
      <text:p text:style-name="P54"><text:s text:c="6"/>assert.equal(mather.add(3, 5), 8);</text:p>
      <text:p text:style-name="P54"><text:s text:c="4"/>});</text:p>
      <text:p text:style-name="P54"><text:s text:c="2"/>});</text:p>
      <text:p text:style-name="P55"><text:s text:c="2"/>describe('.mul', () <text:span text:style-name="T80">=&gt; </text:span>{</text:p>
      <text:p text:style-name="P55"><text:s text:c="4"/>it('multiplies argument1 with argument2', () <text:span text:style-name="T80">=&gt; </text:span>{</text:p>
      <text:p text:style-name="P54"><text:s text:c="6"/>assert.equal(mather.mul(3, 5), 15);</text:p>
      <text:p text:style-name="P54"><text:s text:c="4"/>});</text:p>
      <text:p text:style-name="P54"><text:s text:c="2"/>});</text:p>
      <text:p text:style-name="P54">});</text:p>
      <text:p text:style-name="P56"/>
      <text:p text:style-name="P33"><text:bookmark text:name="docs-internal-guid-efc210a6-3754-5f2e-8483-fe68009eb69a"/><text:span text:style-name="T8">If I'd for example made some changes to</text:span><text:span text:style-name="T14"> </text:span><text:span text:style-name="T11">mather</text:span><text:span text:style-name="T14"> </text:span><text:span text:style-name="T8">its</text:span><text:span text:style-name="T14"> </text:span><text:span text:style-name="T11">mul</text:span><text:span text:style-name="T14"> </text:span><text:span text:style-name="T8">method which would result in a different return value when 3 and 5 are passed as arguments, it'd be clear that </text:span><text:span text:style-name="T9">the code is broken,</text:span><text:span text:style-name="T8"> by running the tests. Since the assertion, calling</text:span><text:span text:style-name="T14"> </text:span><text:span text:style-name="T11">mather.mul</text:span><text:span text:style-name="T14"> </text:span><text:span text:style-name="T8">with the arguments 3 and 5 should equal 15, was specified in the test function its body.</text:span></text:p>
      <text:h text:style-name="Heading_20_2" text:outline-level="2"/>
      <text:h text:style-name="Heading_20_2" text:outline-level="2"><text:bookmark-start text:name="__RefHeading___Toc156_5293758"/>Code coverage<text:bookmark-end text:name="__RefHeading___Toc156_5293758"/></text:h>
      <text:p text:style-name="P42"><text:span text:style-name="T106">Code coverage tools checks which code is executed when unit tests are run. These tools check for dead code (unused code). Having statements, branches or functions in code which are not covered by tests could result in unwanted and sometimes really difficult to trace side effects. So it's important to always cover high percentages of an application its source code, this could percent a lot of trouble later on. The nice thing about a lot of code coverage tools is that they require little to no effort to be implemented within an already existing work flow. The generated code coverage information can be viewed </text:span><text:a xlink:type="simple" xlink:href="https://opensoars.github.io/f_/jsdoc/html/index.html" text:style-name="Internet_20_link" text:visited-style-name="Visited_20_Internet_20_Link"><text:span text:style-name="T106">here</text:span></text:a><text:span text:style-name="T106">.</text:span></text:p>
      <text:h text:style-name="Heading_20_3" text:outline-level="3"><text:bookmark-start text:name="__RefHeading___Toc158_5293758"/>Istanbul<text:bookmark-end text:name="__RefHeading___Toc158_5293758"/></text:h>
      <text:p text:style-name="P5">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Istanbul <text:span text:style-name="T83">also </text:span>provides a browser based interface in which it's easy to view code coverage information for every file in the software its source code.</text:p>
      <text:h text:style-name="Heading_20_3" text:outline-level="3"><text:bookmark-start text:name="__RefHeading___Toc160_5293758"/><text:soft-page-break/>Coveralls<text:bookmark-end text:name="__RefHeading___Toc160_5293758"/></text:h>
      <text:p text:style-name="P6">Coveralls is a (free for open source projects) hosted code coverage tracking service. It shows metrics about the history of software its code coverage. Coveralls works together nicely with Mocha and Istanbul, once all Mocha test suites are completed and code coverage information has been collected by Istanbul, an HTTP request is made to the remote Coveralls API which will then process the code coverage information.</text:p>
      <text:p text:style-name="P20"/>
      <text:h text:style-name="Heading_20_2" text:outline-level="2"><text:bookmark-start text:name="__RefHeading___Toc162_5293758"/>In-line documentation<text:bookmark-end text:name="__RefHeading___Toc162_5293758"/></text:h>
      <text:p text:style-name="P21"><text:span text:style-name="T3">In-line documentation makes sure that code is easy to understand for everyone (including the writer) by looking at the documentation present in the source code without trying to understand the code manually. Something very complex can sometimes easily be described with a few sentences in a spoken language. </text:span><text:span text:style-name="T4">The generated documentation can be viewed </text:span><text:a xlink:type="simple" xlink:href="https://opensoars.github.io/f_/jsdoc/html/index.html" text:style-name="Internet_20_link" text:visited-style-name="Visited_20_Internet_20_Link">here</text:a><text:span text:style-name="T4">.</text:span></text:p>
      <text:h text:style-name="Heading_20_3" text:outline-level="3"><text:bookmark-start text:name="__RefHeading___Toc164_5293758"/>JS<text:span text:style-name="T17">Doc</text:span><text:bookmark-end text:name="__RefHeading___Toc164_5293758"/></text:h>
      <text:p text:style-name="P23">JSDoc generates documentation by parsing comments <text:span text:style-name="T90">written in a specific</text:span> style.</text:p>
      <text:p text:style-name="P23">If you take the simple <text:span text:style-name="T18">ensureObject </text:span><text:span text:style-name="T45">function below, it requires at least some experience with JavaScript to understand what is going on.</text:span><text:span text:style-name="T48"> </text:span></text:p>
      <text:p text:style-name="P57">function ensureObject(x) {</text:p>
      <text:p text:style-name="P57"><text:s text:c="2"/>return typeof x === 'object' &amp;&amp; !(x instanceof Array) ? x : {};</text:p>
      <text:p text:style-name="P57">}</text:p>
      <text:p text:style-name="P57"/>
      <text:p text:style-name="P65">But when a code block containing a lot of information about the function is present, almost anyone can understand what is going on. <text:span text:style-name="T79">The example below shows a comment that makes the </text:span><text:span text:style-name="T19">ensureObject</text:span><text:span text:style-name="T46"> function easy to understand for anyone with some programming experience. </text:span><text:span text:style-name="T47">Commenting code like this also makes sure the code is easy to understand after a period of time. </text:span></text:p>
      <text:p text:style-name="P65"/>
      <text:p text:style-name="P57">/**</text:p>
      <text:p text:style-name="P59"><text:s/>* Returns x when x is of type object else a new object. This function</text:p>
      <text:p text:style-name="P59"><text:s/>* also checks whether x is an instance of the Array class, this is</text:p>
      <text:p text:style-name="P59"><text:s/>* required because every array in JS inherits from the Object class.</text:p>
      <text:p text:style-name="P59"><text:s/>* @param {any} x - Gets checked for type object</text:p>
      <text:p text:style-name="P58"><text:s/>* @return {object} - x <text:span text:style-name="T78">if</text:span> <text:span text:style-name="T78">x is</text:span> <text:span text:style-name="T78">an</text:span> object <text:span text:style-name="T78">else</text:span> a new object</text:p>
      <text:p text:style-name="P58"><text:s/>* @example</text:p>
      <text:p text:style-name="P58"><text:s/>* ensureObject([]) // {}</text:p>
      <text:p text:style-name="P58"><text:s/>* ensureObject(34) // {}</text:p>
      <text:p text:style-name="P58"><text:s/>* ensureObject({ a: true }) // { a: true }</text:p>
      <text:p text:style-name="P58"><text:s/>*/</text:p>
      <text:p text:style-name="P57">function ensureObject(x) {</text:p>
      <text:p text:style-name="P57"><text:s text:c="2"/>return typeof x === 'object' &amp;&amp; !(x instanceof Array) ? x : {};</text:p>
      <text:p text:style-name="P57">}</text:p>
      <text:h text:style-name="Heading_20_3" text:outline-level="3"><text:bookmark-start text:name="__RefHeading___Toc166_5293758"/><text:soft-page-break/>Inch-ci<text:bookmark-end text:name="__RefHeading___Toc166_5293758"/></text:h>
      <text:p text:style-name="P22"><text:span text:style-name="T1">Inch-ci is a tool which checks an application its source code for in-line documentation. Inch-ci notifies programmers about the presence or absence of proper in-line documentation </text:span><text:span text:style-name="T7">and gives tips about improving in-line documentation.</text:span></text:p>
      <text:h text:style-name="Heading_20_2" text:outline-level="2"><text:bookmark-start text:name="__RefHeading___Toc168_5293758"/>Code quality<text:bookmark-end text:name="__RefHeading___Toc168_5293758"/></text:h>
      <text:p text:style-name="P11">When developing software, it is important to keep the source code of high quality. This includes a lot of things, some examples are: a consistent code style, proper documentation, <text:span text:style-name="T98">a </text:span>high percentage <text:span text:style-name="T98">of </text:span>code coverage <text:span text:style-name="T98">and no code code duplication.</text:span></text:p>
      <text:h text:style-name="Heading_20_3" text:outline-level="3"><text:bookmark-start text:name="__RefHeading___Toc170_5293758"/>Codacy <text:span text:style-name="T81">and Code Climate</text:span><text:bookmark-end text:name="__RefHeading___Toc170_5293758"/></text:h>
      <text:p text:style-name="P9">Codacy and Code Climate are remotely hosted <text:span text:style-name="T99">and free for open source,</text:span> <text:span text:style-name="T99">services</text:span> that will inform programmers about <text:span text:style-name="T100">code quality metrics. Both services offer a detailed interface in which every issue its location plus information about the issue is shown. If possible there is also information about possible fixes for the issue</text:span></text:p>
      <text:h text:style-name="Heading_20_3" text:outline-level="3"><text:bookmark-start text:name="__RefHeading___Toc174_5293758"/>JSLint<text:bookmark-end text:name="__RefHeading___Toc174_5293758"/></text:h>
      <text:p text:style-name="P43">JSLint is a tool used to check code styles. It is used to <text:span text:style-name="T82">enforce a certain style of programming JavaScript code. This makes sure an issue like an unclosed statement will be noticed immediately. It is also important to use a single code style when working on a project with multiple programmers, this way its easy for members of the team to share code.</text:span></text:p>
      <text:h text:style-name="P78" text:outline-level="2"><text:bookmark-start text:name="__RefHeading___Toc1595_1239941139"/>Version control<text:bookmark-end text:name="__RefHeading___Toc1595_1239941139"/></text:h>
      <text:h text:style-name="P87" text:outline-level="3"><text:bookmark-start text:name="__RefHeading___Toc1597_1239941139"/>Git <text:span text:style-name="T110">and </text:span>GitHub<text:bookmark-end text:name="__RefHeading___Toc1597_1239941139"/></text:h>
      <text:p text:style-name="P44"><text:span text:style-name="T109">Git is used as a version control tool to manage a local f_ repository. GitHub is used to remotely host the local git repository. The repository can be found </text:span><text:a xlink:type="simple" xlink:href="https://github.com/opensoars/f_" text:style-name="Internet_20_link" text:visited-style-name="Visited_20_Internet_20_Link"><text:span text:style-name="T109">here</text:span></text:a><text:span text:style-name="T109">. GitHub sends HTTP requests to 3</text:span><text:span text:style-name="T108">rd</text:span><text:span text:style-name="T107"> party service hosts when for example two branches merge. These HTTP requests could trigger something like an evaluation of the updated repository its source.</text:span></text:p>
      <text:h text:style-name="P74" text:outline-level="1"><text:bookmark-start text:name="__RefHeading___Toc176_5293758"/>Application realization<text:bookmark-end text:name="__RefHeading___Toc176_5293758"/></text:h>
      <text:h text:style-name="Heading_20_2" text:outline-level="2"><text:bookmark-start text:name="__RefHeading___Toc178_5293758"/>Pre-alpha<text:bookmark-end text:name="__RefHeading___Toc178_5293758"/></text:h>
      <text:p text:style-name="P10">Whilst developing software with lots of asynchronous code, it was sometimes hard to keep a clear view on everything that was going on between all the different asynchronous code that was written. A lot of logic was hidden in Christmas tree code. Separation of concerns was always kept in mind, but it was hard to do this on a big scale with all the nested callbacks and whatnot . A lot of libraries were used which ease the writing of asynchronous code. But they lacked something, asynchronous application structure <text:s/>development. They offered me a way to write small pieces of asynchronous code without any structure.</text:p>
      <text:p text:style-name="P10"><text:span text:style-name="T111">The f_</text:span> project started whilst developing a YouTube downloader which featured a way to extract and reverse engineer logic about where Google stores its YouTube video and audio binary data. The YouTube download required a lot of asynchronous programming in order to allow a machine dependent finite amount of downloads to run alongside each other. It was working nicely, but maintenance was a pain because of a lack of structure. So a way to manage development of this YouTube downloader had to be thought of. It had to be simple, flexible and lightweight.</text:p>
      <text:h text:style-name="Heading_20_2" text:outline-level="2"><text:bookmark-start text:name="__RefHeading___Toc180_5293758"/>Alpha<text:bookmark-end text:name="__RefHeading___Toc180_5293758"/></text:h>
      <text:p text:style-name="P12"><text:span text:style-name="T103">All tools which were to be used whilst developing f_ were chosen and integrated within the work flow. And a</text:span>fter some experiments with some basic prototypes of f_, <text:span text:style-name="T104">a</text:span> basic API was developed which would not change to much over time, whilst the underlying logic would be actively developed. As soon as the basic API and logic <text:span text:style-name="T101">were</text:span> finished and <text:span text:style-name="T101">decently</text:span> optimized the <text:span text:style-name="T101">alpha</text:span> version of f_ was released.</text:p>
      <text:h text:style-name="Heading_20_2" text:outline-level="2"><text:bookmark-start text:name="__RefHeading___Toc182_5293758"/>Beta<text:bookmark-end text:name="__RefHeading___Toc182_5293758"/></text:h>
      <text:p text:style-name="P13">The alpha version was used for multiple projects by multiple programmers. Feedback was collected and optimizations were made and bugs were fixed. A few API changes were discussed and if it seemed reasonable, the API changes were applied. After active development f_ was ready for a beta release. All APIs were frozen until a bug fix required unfreezing them.</text:p>
      <text:h text:style-name="Heading_20_2" text:outline-level="2"><text:bookmark-start text:name="__RefHeading___Toc192_5293758"/>Production release<text:bookmark-end text:name="__RefHeading___Toc192_5293758"/></text:h>
      <text:p text:style-name="P14">After the use of the f_ beta release, a lot of optimizations were made. None of those changes affected the API, since every API <text:span text:style-name="T102">is</text:span> frozen until a bug fix <text:span text:style-name="T102">is required. A lot of optimizations were made concerning execution speed, since it is possible thousands of f_ instances are running simultaneously. With this in mind the code resulted to be a little less abstract, in a sense that some logic which could be abstracted away with a new function now isn't.</text:span></text:p>
      <text:h text:style-name="P70" text:outline-level="1"><text:bookmark-start text:name="__RefHeading___Toc218_5293758"/><text:soft-page-break/>Flowcharts<text:bookmark-end text:name="__RefHeading___Toc218_5293758"/></text:h>
      <text:p text:style-name="P5">@<text:span text:style-name="T97">EXTRA</text:span> all</text:p>
      <text:h text:style-name="Heading_20_2" text:outline-level="2"><text:bookmark-start text:name="__RefHeading___Toc220_5293758"/>getConstructor<text:bookmark-end text:name="__RefHeading___Toc220_5293758"/></text:h>
      <text:h text:style-name="Heading_20_2" text:outline-level="2"><text:bookmark-start text:name="__RefHeading___Toc222_5293758"/>next<text:bookmark-end text:name="__RefHeading___Toc222_5293758"/></text:h>
      <text:h text:style-name="Heading_20_2" text:outline-level="2"><text:bookmark-start text:name="__RefHeading___Toc224_5293758"/>Simple program<text:bookmark-end text:name="__RefHeading___Toc224_5293758"/></text:h>
      <text:p text:style-name="Text_20_body"/>
      <text:h text:style-name="P67" text:outline-level="1"/>
      <text:h text:style-name="P71" text:outline-level="1"><text:bookmark-start text:name="__RefHeading___Toc236_5293758"/>Project maintenance<text:bookmark-end text:name="__RefHeading___Toc236_5293758"/></text:h>
      <text:p text:style-name="P52">This project its API won't change. It could be possible that new features will be added, but 100% backward compatibility will always be maintained. Bug fixes will of course happen, they won't change the functionality <text:span text:style-name="T120">nor will they change f_ its</text:span> API, they can be submitted using the <text:a xlink:type="simple" xlink:href="https://github.com/opensoars/f_" text:style-name="Internet_20_link" text:visited-style-name="Visited_20_Internet_20_Link"><text:span text:style-name="T121">GitHub</text:span></text:a> issue tracker. <text:span text:style-name="T120">It is expected the f_ project won't require much changes in order to continue working over the years.</text:span></text:p>
      <text:p text:style-name="P53">@EXTRA more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Nimbus Roman No9 L" fo:font-family="'Nimbus Roman No9 L'"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c31a4c" officeooo:paragraph-rsid="00c31a4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20:20:50.592930404</meta:creation-date>
    <meta:generator>LibreOffice/5.0.2.2$Linux_x86 LibreOffice_project/00m0$Build-2</meta:generator>
    <dc:date>2016-01-15T14:22:15.384266373</dc:date>
    <meta:editing-duration>PT22H27M24S</meta:editing-duration>
    <meta:editing-cycles>196</meta:editing-cycles>
    <meta:document-statistic meta:table-count="0" meta:image-count="0" meta:object-count="0" meta:page-count="19" meta:paragraph-count="304" meta:word-count="4533" meta:character-count="27856" meta:non-whitespace-character-count="23157"/>
  </office:meta>
</office:document-meta>
</file>